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43.776cm"/>
    </style:style>
    <style:style style:name="co13" style:family="table-column">
      <style:table-column-properties fo:break-before="auto" style:column-width="3.209cm"/>
    </style:style>
    <style:style style:name="co14" style:family="table-column">
      <style:table-column-properties fo:break-before="auto" style:column-width="3.505cm"/>
    </style:style>
    <style:style style:name="co15" style:family="table-column">
      <style:table-column-properties fo:break-before="auto" style:column-width="2.591cm"/>
    </style:style>
    <style:style style:name="co6" style:family="table-column">
      <style:table-column-properties fo:break-before="auto" style:column-width="2.267cm"/>
    </style:style>
    <style:style style:name="co16" style:family="table-column">
      <style:table-column-properties fo:break-before="auto" style:column-width="2.863cm"/>
    </style:style>
    <style:style style:name="co17" style:family="table-column">
      <style:table-column-properties fo:break-before="auto" style:column-width="2.665cm"/>
    </style:style>
    <style:style style:name="co9" style:family="table-column">
      <style:table-column-properties fo:break-before="auto" style:column-width="5.258cm"/>
    </style:style>
    <style:style style:name="co10" style:family="table-column">
      <style:table-column-properties fo:break-before="auto" style:column-width="8.962cm"/>
    </style:style>
    <style:style style:name="co11" style:family="table-column">
      <style:table-column-properties fo:break-before="auto" style:column-width="11.529cm"/>
    </style:style>
    <style:style style:name="co18" style:family="table-column">
      <style:table-column-properties fo:break-before="auto" style:column-width="7.431cm"/>
    </style:style>
    <style:style style:name="co19" style:family="table-column">
      <style:table-column-properties fo:break-before="auto" style:column-width="5.209cm"/>
    </style:style>
    <style:style style:name="co20" style:family="table-column">
      <style:table-column-properties fo:break-before="auto" style:column-width="4.344cm"/>
    </style:style>
    <style:style style:name="co21" style:family="table-column">
      <style:table-column-properties fo:break-before="auto" style:column-width="3.9cm"/>
    </style:style>
    <style:style style:name="co22" style:family="table-column">
      <style:table-column-properties fo:break-before="auto" style:column-width="4.247cm"/>
    </style:style>
    <style:style style:name="co23" style:family="table-column">
      <style:table-column-properties fo:break-before="auto" style:column-width="3.233cm"/>
    </style:style>
    <style:style style:name="co24" style:family="table-column">
      <style:table-column-properties fo:break-before="auto" style:column-width="8.789cm"/>
    </style:style>
    <style:style style:name="ro13" style:family="table-row">
      <style:table-row-properties style:row-height="0.785cm" fo:break-before="auto" style:use-optimal-row-height="true"/>
    </style:style>
    <style:style style:name="ro14" style:family="table-row">
      <style:table-row-properties style:row-height="1.062cm" fo:break-before="auto" style:use-optimal-row-height="true"/>
    </style:style>
    <style:style style:name="ro15" style:family="table-row">
      <style:table-row-properties style:row-height="0.531cm" fo:break-before="auto" style:use-optimal-row-height="true"/>
    </style:style>
    <style:style style:name="ro16" style:family="table-row">
      <style:table-row-properties style:row-height="1.02cm" fo:break-before="auto" style:use-optimal-row-height="true"/>
    </style:style>
    <style:style style:name="ro17" style:family="table-row">
      <style:table-row-properties style:row-height="2.485cm" fo:break-before="auto" style:use-optimal-row-height="true"/>
    </style:style>
    <style:style style:name="ro18" style:family="table-row">
      <style:table-row-properties style:row-height="1.508cm" fo:break-before="auto" style:use-optimal-row-height="true"/>
    </style:style>
    <style:style style:name="ro19" style:family="table-row">
      <style:table-row-properties style:row-height="2.974cm" fo:break-before="auto" style:use-optimal-row-height="true"/>
    </style:style>
    <style:style style:name="ro20" style:family="table-row">
      <style:table-row-properties style:row-height="0.848cm" fo:break-before="auto" style:use-optimal-row-height="true"/>
    </style:style>
    <style:style style:name="ro6" style:family="table-row">
      <style:table-row-properties style:row-height="3.272cm" fo:break-before="auto" style:use-optimal-row-height="true"/>
    </style:style>
    <style:style style:name="ro4" style:family="table-row">
      <style:table-row-properties style:row-height="2.868cm" fo:break-before="auto" style:use-optimal-row-height="true"/>
    </style:style>
    <style:style style:name="ro5" style:family="table-row">
      <style:table-row-properties style:row-height="3.676cm" fo:break-before="auto" style:use-optimal-row-height="true"/>
    </style:style>
    <style:style style:name="ro7" style:family="table-row">
      <style:table-row-properties style:row-height="2.464cm" fo:break-before="auto" style:use-optimal-row-height="true"/>
    </style:style>
    <style:style style:name="ro21" style:family="table-row">
      <style:table-row-properties style:row-height="5.715cm" fo:break-before="auto" style:use-optimal-row-height="true"/>
    </style:style>
    <style:style style:name="ro12" style:family="table-row">
      <style:table-row-properties style:row-height="4.08cm" fo:break-before="auto" style:use-optimal-row-height="true"/>
    </style:style>
    <style:style style:name="ro23" style:family="table-row">
      <style:table-row-properties style:row-height="0.559cm" fo:break-before="auto" style:use-optimal-row-height="true"/>
    </style:style>
    <style:style style:name="ro24" style:family="table-row">
      <style:table-row-properties style:row-height="0.432cm" fo:break-before="auto" style:use-optimal-row-height="true"/>
    </style:style>
    <style:style style:name="ro25" style:family="table-row">
      <style:table-row-properties style:row-height="2.06cm" fo:break-before="auto" style:use-optimal-row-height="true"/>
    </style:style>
    <style:style style:name="ro26" style:family="table-row">
      <style:table-row-properties style:row-height="2.889cm" fo:break-before="auto" style:use-optimal-row-height="true"/>
    </style:style>
    <style:style style:name="ro27" style:family="table-row">
      <style:table-row-properties style:row-height="5.539cm" fo:break-before="auto" style:use-optimal-row-height="false"/>
    </style:style>
    <style:style style:name="ro28" style:family="table-row">
      <style:table-row-properties style:row-height="1.656cm" fo:break-before="auto" style:use-optimal-row-height="true"/>
    </style:style>
    <style:style style:name="ro29" style:family="table-row">
      <style:table-row-properties style:row-height="8.978cm" fo:break-before="auto" style:use-optimal-row-height="true"/>
    </style:style>
    <style:style style:name="ro30" style:family="table-row">
      <style:table-row-properties style:row-height="8.142cm" fo:break-before="auto" style:use-optimal-row-height="true"/>
    </style:style>
    <style:style style:name="ro31" style:family="table-row">
      <style:table-row-properties style:row-height="3.295cm" fo:break-before="auto" style:use-optimal-row-height="true"/>
    </style:style>
    <style:style style:name="ro32" style:family="table-row">
      <style:table-row-properties style:row-height="4.106cm" fo:break-before="auto" style:use-optimal-row-height="true"/>
    </style:style>
    <style:style style:name="ro33" style:family="table-row">
      <style:table-row-properties style:row-height="4.484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31" style:family="table-cell" style:parent-style-name="Default">
      <style:table-cell-properties fo:wrap-option="wrap" style:vertical-align="top"/>
    </style:style>
    <style:style style:name="ce61" style:family="table-cell" style:parent-style-name="Default">
      <style:table-cell-properties fo:wrap-option="wrap" style:vertical-align="top"/>
      <style:text-properties style:use-window-font-color="true" style:text-outline="false" style:text-line-through-style="none"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0.1999998092651pt" style:language-complex="en" style:country-complex="US" style:font-style-complex="normal" style:font-weight-complex="bold" style:text-emphasize="none" style:font-relief="none" style:text-overline-style="none" style:text-overline-color="font-color"/>
    </style:style>
    <style:style style:name="ce62"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3" style:family="table-cell" style:parent-style-name="Default">
      <style:table-cell-properties fo:wrap-option="wrap"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de" fo:country="CH"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style:vertical-align="top"/>
      <style:text-properties style:use-window-font-color="true" style:text-outline="false" style:text-line-through-style="none" style:font-name="Times New Roman" fo:font-size="10pt" fo:language="de" fo:country="CH"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fo:font-size="13pt" fo:font-weight="bold" style:font-size-asian="13pt" style:font-weight-asian="bold" style:font-size-complex="13pt" style:font-weight-complex="bold"/>
    </style:style>
    <style:style style:name="ce8" style:family="table-cell" style:parent-style-name="Default">
      <style:table-cell-properties fo:background-color="#00dcff" fo:wrap-option="wrap" fo:border="0.002cm solid #000000" style:vertical-align="top"/>
      <style:text-properties fo:font-weight="bold" style:font-weight-asian="bold" style:font-weight-complex="bold"/>
    </style:style>
    <style:style style:name="ce9" style:family="table-cell" style:parent-style-name="Default">
      <style:table-cell-properties fo:background-color="#ffff99" fo:border="0.002cm solid #000000" style:vertical-align="top"/>
      <style:text-properties fo:color="#000000"/>
    </style:style>
    <style:style style:name="ce10" style:family="table-cell" style:parent-style-name="Default">
      <style:table-cell-properties fo:background-color="#ffff99" fo:wrap-option="wrap" fo:border="0.002cm solid #000000" style:vertical-align="top"/>
    </style:style>
    <style:style style:name="ce11" style:family="table-cell" style:parent-style-name="Default">
      <style:table-cell-properties fo:background-color="#e6e64c" fo:border="0.002cm solid #000000" style:vertical-align="top"/>
      <style:text-properties fo:color="#000000"/>
    </style:style>
    <style:style style:name="ce12" style:family="table-cell" style:parent-style-name="Default">
      <style:table-cell-properties fo:background-color="#e6e64c" fo:wrap-option="wrap" fo:border="0.002cm solid #000000" style:vertical-align="top"/>
    </style:style>
    <style:style style:name="ce13" style:family="table-cell" style:parent-style-name="Default">
      <style:table-cell-properties fo:background-color="#ffcc99" fo:border="0.002cm solid #000000" style:vertical-align="top"/>
      <style:text-properties fo:color="#000000"/>
    </style:style>
    <style:style style:name="ce14" style:family="table-cell" style:parent-style-name="Default">
      <style:table-cell-properties fo:background-color="#e6e64c" fo:border="0.002cm solid #000000" style:vertical-align="top"/>
      <style:text-properties fo:color="#b3b3b3"/>
    </style:style>
    <style:style style:name="ce15" style:family="table-cell" style:parent-style-name="Default">
      <style:table-cell-properties fo:background-color="#9999ff" fo:border="0.002cm solid #000000" style:vertical-align="top"/>
      <style:text-properties style:use-window-font-color="true"/>
    </style:style>
    <style:style style:name="ce16" style:family="table-cell" style:parent-style-name="Default">
      <style:table-cell-properties fo:background-color="#ffd320" fo:border="0.002cm solid #000000" style:vertical-align="top"/>
      <style:text-properties style:use-window-font-color="true"/>
    </style:style>
    <style:style style:name="ce17" style:family="table-cell" style:parent-style-name="Default">
      <style:table-cell-properties fo:background-color="#83caff" fo:border="0.002cm solid #000000" style:vertical-align="top"/>
      <style:text-properties style:use-window-font-color="true"/>
    </style:style>
    <style:style style:name="ce18" style:family="table-cell" style:parent-style-name="Default">
      <style:table-cell-properties fo:background-color="#ffcc99" fo:border="0.002cm solid #000000" style:vertical-align="top"/>
      <style:text-properties style:use-window-font-color="true"/>
    </style:style>
    <style:style style:name="ce19" style:family="table-cell" style:parent-style-name="Default">
      <style:table-cell-properties fo:background-color="transparent" fo:border="0.002cm solid #000000" style:vertical-align="top"/>
    </style:style>
    <style:style style:name="ce20" style:family="table-cell" style:parent-style-name="Default">
      <style:table-cell-properties fo:border="0.002cm solid #000000" style:vertical-align="top"/>
      <style:text-properties fo:color="#000000"/>
    </style:style>
    <style:style style:name="ce21" style:family="table-cell" style:parent-style-name="Default">
      <style:table-cell-properties fo:border="0.002cm solid #000000" style:vertical-align="top"/>
      <style:text-properties fo:color="#b3b3b3"/>
    </style:style>
    <style:style style:name="ce22" style:family="table-cell" style:parent-style-name="Default">
      <style:table-cell-properties fo:border="0.002cm solid #000000" style:vertical-align="top"/>
      <style:text-properties style:use-window-font-color="true"/>
    </style:style>
    <style:style style:name="ce23" style:family="table-cell" style:parent-style-name="Default">
      <style:table-cell-properties fo:background-color="#ffff99" fo:border="0.002cm solid #000000" style:vertical-align="top"/>
    </style:style>
    <style:style style:name="ce24" style:family="table-cell" style:parent-style-name="Default">
      <style:table-cell-properties fo:background-color="#e6e64c" fo:border="0.002cm solid #000000" style:vertical-align="top"/>
    </style:style>
    <style:style style:name="ce25" style:family="table-cell" style:parent-style-name="Default">
      <style:table-cell-properties fo:background-color="#ffcc99" fo:border="0.002cm solid #000000" style:vertical-align="top"/>
    </style:style>
    <style:style style:name="ce26" style:family="table-cell" style:parent-style-name="Default">
      <style:table-cell-properties fo:background-color="#e6e64c" fo:wrap-option="wrap" fo:border="0.002cm solid #000000" style:vertical-align="top"/>
      <style:text-properties fo:color="#b3b3b3"/>
    </style:style>
    <style:style style:name="ce27" style:family="table-cell" style:parent-style-name="Default">
      <style:table-cell-properties fo:background-color="#9999ff" style:text-align-source="fix" style:repeat-content="false" fo:wrap-option="wrap" fo:border="0.002cm solid #000000" style:vertical-align="top"/>
      <style:paragraph-properties fo:text-align="start" fo:margin-left="0cm"/>
    </style:style>
    <style:style style:name="ce28" style:family="table-cell" style:parent-style-name="Default">
      <style:table-cell-properties fo:background-color="#ffd320" fo:wrap-option="wrap" fo:border="0.002cm solid #000000" style:vertical-align="top"/>
    </style:style>
    <style:style style:name="ce29" style:family="table-cell" style:parent-style-name="Default">
      <style:table-cell-properties fo:background-color="#83caff" fo:border="0.002cm solid #000000" style:vertical-align="top"/>
    </style:style>
    <style:style style:name="ce30" style:family="table-cell" style:parent-style-name="Default">
      <style:table-cell-properties fo:border="0.002cm solid #000000" style:vertical-align="top"/>
    </style:style>
    <style:style style:name="ce32" style:family="table-cell" style:parent-style-name="Default">
      <style:table-cell-properties fo:background-color="#ffcc99" fo:wrap-option="wrap" fo:border="0.002cm solid #000000" style:vertical-align="top"/>
    </style:style>
    <style:style style:name="ce33" style:family="table-cell" style:parent-style-name="Default">
      <style:table-cell-properties fo:background-color="#83caff" fo:wrap-option="wrap" fo:border="0.002cm solid #000000" style:vertical-align="top"/>
    </style:style>
    <style:style style:name="ce34" style:family="table-cell" style:parent-style-name="Default">
      <style:table-cell-properties fo:background-color="transparent" fo:wrap-option="wrap" fo:border="0.002cm solid #000000" style:vertical-align="top"/>
    </style:style>
    <style:style style:name="ce35" style:family="table-cell" style:parent-style-name="Default">
      <style:table-cell-properties fo:wrap-option="wrap" fo:border="0.002cm solid #000000" style:vertical-align="top"/>
    </style:style>
    <style:style style:name="ce36" style:family="table-cell" style:parent-style-name="Default">
      <style:table-cell-properties fo:border="0.002cm solid #000000"/>
    </style:style>
    <style:style style:name="ce37" style:family="table-cell" style:parent-style-name="Default">
      <style:table-cell-properties fo:background-color="#e6e64c" fo:wrap-option="wrap" fo:border="0.002cm solid #000000" style:vertical-align="top"/>
      <style:text-properties fo:color="#000000"/>
    </style:style>
    <style:style style:name="ce38" style:family="table-cell" style:parent-style-name="Default">
      <style:table-cell-properties fo:background-color="#00dcff" style:text-align-source="fix" style:repeat-content="false" fo:wrap-option="wrap" fo:border="0.002cm solid #000000" style:vertical-align="top"/>
      <style:paragraph-properties fo:text-align="center" fo:margin-left="0cm"/>
      <style:text-properties fo:font-weight="bold" style:font-weight-asian="bold" style:font-weight-complex="bold"/>
    </style:style>
    <style:style style:name="ce39" style:family="table-cell" style:parent-style-name="Default">
      <style:table-cell-properties fo:background-color="#ffff99" style:text-align-source="fix" style:repeat-content="false" fo:wrap-option="wrap" fo:border="0.002cm solid #000000" style:vertical-align="top"/>
      <style:paragraph-properties fo:text-align="center" fo:margin-left="0cm"/>
    </style:style>
    <style:style style:name="ce40" style:family="table-cell" style:parent-style-name="Default">
      <style:table-cell-properties fo:background-color="#e6e64c" style:text-align-source="fix" style:repeat-content="false" fo:wrap-option="wrap" fo:border="0.002cm solid #000000" style:vertical-align="top"/>
      <style:paragraph-properties fo:text-align="center" fo:margin-left="0cm"/>
    </style:style>
    <style:style style:name="ce41" style:family="table-cell" style:parent-style-name="Default">
      <style:table-cell-properties fo:background-color="#ffcc99" style:text-align-source="fix" style:repeat-content="false" fo:wrap-option="wrap" fo:border="0.002cm solid #000000" style:vertical-align="top"/>
      <style:paragraph-properties fo:text-align="center" fo:margin-left="0cm"/>
    </style:style>
    <style:style style:name="ce42" style:family="table-cell" style:parent-style-name="Default">
      <style:table-cell-properties fo:background-color="#83caff" style:text-align-source="fix" style:repeat-content="false" fo:wrap-option="wrap" fo:border="0.002cm solid #000000" style:vertical-align="top"/>
      <style:paragraph-properties fo:text-align="center" fo:margin-left="0cm"/>
    </style:style>
    <style:style style:name="ce43" style:family="table-cell" style:parent-style-name="Default">
      <style:table-cell-properties style:text-align-source="fix" style:repeat-content="false" fo:background-color="transparent" fo:wrap-option="wrap" fo:border="0.002cm solid #000000" style:vertical-align="top"/>
      <style:paragraph-properties fo:text-align="center" fo:margin-left="0cm"/>
    </style:style>
    <style:style style:name="ce44" style:family="table-cell" style:parent-style-name="Default">
      <style:table-cell-properties style:text-align-source="fix" style:repeat-content="false" fo:wrap-option="wrap" fo:border="0.002cm solid #000000" style:vertical-align="top"/>
      <style:paragraph-properties fo:text-align="center" fo:margin-left="0cm"/>
    </style:style>
    <style:style style:name="ce45" style:family="table-cell" style:parent-style-name="Default">
      <style:table-cell-properties fo:background-color="#00dcff" style:text-align-source="fix" style:repeat-content="false" fo:wrap-option="wrap" fo:border="0.002cm solid #000000" style:vertical-align="top"/>
      <style:paragraph-properties fo:text-align="start" fo:margin-left="0cm"/>
      <style:text-properties fo:font-weight="bold" style:font-weight-asian="bold" style:font-weight-complex="bold"/>
    </style:style>
    <style:style style:name="ce46" style:family="table-cell" style:parent-style-name="Default">
      <style:table-cell-properties style:text-align-source="fix" style:repeat-content="false" fo:wrap-option="wrap" fo:border="0.002cm solid #000000" style:vertical-align="top"/>
      <style:paragraph-properties fo:text-align="start" fo:margin-left="0cm"/>
    </style:style>
    <style:style style:name="ce47" style:family="table-cell" style:parent-style-name="Default">
      <style:table-cell-properties fo:background-color="#ffcc99" fo:wrap-option="wrap" fo:border="0.002cm solid #000000" style:vertical-align="top"/>
      <style:text-properties fo:font-size="12pt" fo:language="en" fo:country="US" style:font-name-asian="Arial Unicode MS" style:language-asian="en" style:country-asian="US" style:font-name-complex="Tahoma" style:language-complex="en" style:country-complex="US"/>
    </style:style>
    <style:style style:name="ce48" style:family="table-cell" style:parent-style-name="Default">
      <style:table-cell-properties fo:background-color="#ffff99" style:text-align-source="fix" style:repeat-content="false" fo:wrap-option="wrap" fo:border="0.002cm solid #000000" style:vertical-align="top"/>
      <style:paragraph-properties fo:text-align="center" fo:margin-left="0cm"/>
      <style:map style:condition="cell-content()=&quot;OK&quot;" style:apply-style-name="Green" style:base-cell-address="Tabelle2.D2"/>
      <style:map style:condition="cell-content()=&quot;NOK&quot;" style:apply-style-name="Red" style:base-cell-address="Tabelle2.D2"/>
      <style:map style:condition="cell-content()=&quot;Not completed&quot;" style:apply-style-name="Ambar" style:base-cell-address="Tabelle2.D2"/>
    </style:style>
    <style:style style:name="ce49" style:family="table-cell" style:parent-style-name="Default">
      <style:table-cell-properties fo:background-color="#e6e64c" style:text-align-source="fix" style:repeat-content="false" fo:wrap-option="wrap" fo:border="0.002cm solid #000000" style:vertical-align="top"/>
      <style:paragraph-properties fo:text-align="center" fo:margin-left="0cm"/>
      <style:map style:condition="cell-content()=&quot;OK&quot;" style:apply-style-name="Green" style:base-cell-address="Tabelle2.D2"/>
      <style:map style:condition="cell-content()=&quot;NOK&quot;" style:apply-style-name="Red" style:base-cell-address="Tabelle2.D2"/>
      <style:map style:condition="cell-content()=&quot;Not completed&quot;" style:apply-style-name="Ambar" style:base-cell-address="Tabelle2.D2"/>
    </style:style>
    <style:style style:name="ce50" style:family="table-cell" style:parent-style-name="Default">
      <style:table-cell-properties fo:background-color="#ffcc99" style:text-align-source="fix" style:repeat-content="false" fo:wrap-option="wrap" fo:border="0.002cm solid #000000" style:vertical-align="top"/>
      <style:paragraph-properties fo:text-align="center" fo:margin-left="0cm"/>
      <style:map style:condition="cell-content()=&quot;OK&quot;" style:apply-style-name="Green" style:base-cell-address="Tabelle2.D2"/>
      <style:map style:condition="cell-content()=&quot;NOK&quot;" style:apply-style-name="Red" style:base-cell-address="Tabelle2.D2"/>
      <style:map style:condition="cell-content()=&quot;Not completed&quot;" style:apply-style-name="Ambar" style:base-cell-address="Tabelle2.D2"/>
    </style:style>
    <style:style style:name="ce51" style:family="table-cell" style:parent-style-name="Default">
      <style:table-cell-properties style:text-align-source="fix" style:repeat-content="false" fo:background-color="transparent" fo:wrap-option="wrap" fo:border="0.002cm solid #000000" style:vertical-align="top"/>
      <style:paragraph-properties fo:text-align="center" fo:margin-left="0cm"/>
      <style:map style:condition="cell-content()=&quot;OK&quot;" style:apply-style-name="Green" style:base-cell-address="Tabelle2.D2"/>
      <style:map style:condition="cell-content()=&quot;NOK&quot;" style:apply-style-name="Red" style:base-cell-address="Tabelle2.D2"/>
      <style:map style:condition="cell-content()=&quot;Not completed&quot;" style:apply-style-name="Ambar" style:base-cell-address="Tabelle2.D2"/>
    </style:style>
    <style:style style:name="ce52" style:family="table-cell" style:parent-style-name="Default">
      <style:table-cell-properties style:text-align-source="fix" style:repeat-content="false" fo:wrap-option="wrap" fo:border="0.002cm solid #000000" style:vertical-align="top"/>
      <style:paragraph-properties fo:text-align="center" fo:margin-left="0cm"/>
      <style:map style:condition="cell-content()=&quot;OK&quot;" style:apply-style-name="Green" style:base-cell-address="Tabelle2.D2"/>
      <style:map style:condition="cell-content()=&quot;NOK&quot;" style:apply-style-name="Red" style:base-cell-address="Tabelle2.D2"/>
      <style:map style:condition="cell-content()=&quot;Not completed&quot;" style:apply-style-name="Ambar" style:base-cell-address="Tabelle2.D2"/>
    </style:style>
    <style:style style:name="ce53" style:family="table-cell" style:parent-style-name="Default">
      <style:table-cell-properties style:text-align-source="fix" style:repeat-content="false" fo:border="0.002cm solid #000000" style:vertical-align="top"/>
      <style:paragraph-properties fo:text-align="center" fo:margin-left="0cm"/>
    </style:style>
    <style:style style:name="ce54" style:family="table-cell" style:parent-style-name="Default">
      <style:table-cell-properties style:text-align-source="fix" style:repeat-content="false" fo:border="0.002cm solid #000000"/>
      <style:paragraph-properties fo:text-align="center" fo:margin-left="0cm"/>
    </style:style>
    <style:style style:name="ce55" style:family="table-cell" style:parent-style-name="Default" style:data-style-name="N37">
      <style:table-cell-properties fo:background-color="#ffff99" style:text-align-source="fix" style:repeat-content="false" fo:wrap-option="wrap" fo:border="0.002cm solid #000000" style:vertical-align="top"/>
      <style:paragraph-properties fo:text-align="center" fo:margin-left="0cm"/>
    </style:style>
    <style:style style:name="ce56" style:family="table-cell" style:parent-style-name="Default" style:data-style-name="N37">
      <style:table-cell-properties fo:background-color="#e6e64c" style:text-align-source="fix" style:repeat-content="false" fo:wrap-option="wrap" fo:border="0.002cm solid #000000" style:vertical-align="top"/>
      <style:paragraph-properties fo:text-align="center" fo:margin-left="0cm"/>
    </style:style>
    <style:style style:name="ce57" style:family="table-cell" style:parent-style-name="Default" style:data-style-name="N37">
      <style:table-cell-properties fo:background-color="#ffcc99" style:text-align-source="fix" style:repeat-content="false" fo:wrap-option="wrap" fo:border="0.002cm solid #000000" style:vertical-align="top"/>
      <style:paragraph-properties fo:text-align="center" fo:margin-left="0cm"/>
    </style:style>
    <style:style style:name="ce58" style:family="table-cell" style:parent-style-name="Default" style:data-style-name="N37">
      <style:table-cell-properties fo:background-color="#e6e64c" style:text-align-source="fix" style:repeat-content="false" fo:wrap-option="wrap" fo:border="0.002cm solid #000000" style:vertical-align="top"/>
      <style:paragraph-properties fo:text-align="center" fo:margin-left="0cm"/>
      <style:text-properties fo:color="#000000"/>
    </style:style>
    <style:style style:name="ce59" style:family="table-cell" style:parent-style-name="Default" style:data-style-name="N37">
      <style:table-cell-properties fo:background-color="#9999ff" style:text-align-source="fix" style:repeat-content="false" fo:border="0.002cm solid #000000" style:vertical-align="top"/>
      <style:paragraph-properties fo:text-align="center" fo:margin-left="0cm"/>
      <style:text-properties style:use-window-font-color="true"/>
    </style:style>
    <style:style style:name="ce60" style:family="table-cell" style:parent-style-name="Default" style:data-style-name="N37">
      <style:table-cell-properties fo:background-color="#ffd320" style:text-align-source="fix" style:repeat-content="false" fo:border="0.002cm solid #000000" style:vertical-align="top"/>
      <style:paragraph-properties fo:text-align="center" fo:margin-left="0cm"/>
      <style:text-properties style:use-window-font-color="true"/>
    </style:style>
    <style:style style:name="ce66" style:family="table-cell" style:parent-style-name="Default" style:data-style-name="N37">
      <style:table-cell-properties fo:background-color="#83caff" style:text-align-source="fix" style:repeat-content="false" fo:wrap-option="wrap" fo:border="0.002cm solid #000000" style:vertical-align="top"/>
      <style:paragraph-properties fo:text-align="center" fo:margin-left="0cm"/>
    </style:style>
    <style:style style:name="ce67" style:family="table-cell" style:parent-style-name="Default" style:data-style-name="N37">
      <style:table-cell-properties style:text-align-source="fix" style:repeat-content="false" fo:background-color="transparent" fo:wrap-option="wrap" fo:border="0.002cm solid #000000" style:vertical-align="top"/>
      <style:paragraph-properties fo:text-align="center" fo:margin-left="0cm"/>
    </style:style>
    <style:style style:name="ce68" style:family="table-cell" style:parent-style-name="Default">
      <style:table-cell-properties fo:background-color="#9999ff" fo:wrap-option="wrap" fo:border="0.002cm solid #000000" style:vertical-align="top"/>
      <style:text-properties style:use-window-font-color="true"/>
    </style:style>
    <style:style style:name="ce69" style:family="table-cell" style:parent-style-name="Default">
      <style:table-cell-properties fo:wrap-option="wrap" fo:border="0.002cm solid #000000" style:vertical-align="top"/>
      <style:text-properties fo:color="#ff0000"/>
    </style:style>
    <style:style style:name="ce70" style:family="table-cell" style:parent-style-name="Default">
      <style:table-cell-properties fo:wrap-option="wrap" fo:border="0.002cm solid #000000" style:vertical-align="top"/>
      <style:text-properties style:use-window-font-color="true"/>
    </style:style>
    <style:style style:name="ce71" style:family="table-cell" style:parent-style-name="Default">
      <style:table-cell-properties fo:background-color="transparent"/>
    </style:style>
    <style:style style:name="T1" style:family="text">
      <style:text-properties fo:font-weight="bold" style:font-weight-asian="bold" style:font-weight-complex="bold"/>
    </style:style>
  </office:automatic-styles>
  <office:body>
    <office:spreadsheet>
      <table:content-validations>
        <table:content-validation table:name="val1" table:condition="of:cell-content-is-in-list(&quot;OK&quot;;&quot;NOK&quot;;&quot;Not completed&quot;)" table:allow-empty-cell="true" table:display-list="unsorted" table:base-cell-address="Tabelle3.H3"/>
      </table:content-validations>
      <table:table table:name="Tabelle3" table:style-name="ta1" table:print="false">
        <office:forms form:automatic-focus="false" form:apply-design-mode="false"/>
        <table:table-column table:style-name="co9" table:default-cell-style-name="ce21"/>
        <table:table-column table:style-name="co10" table:default-cell-style-name="ce21"/>
        <table:table-column table:style-name="co11" table:default-cell-style-name="ce36"/>
        <table:table-column table:style-name="co18" table:default-cell-style-name="ce36"/>
        <table:table-column table:style-name="co19" table:default-cell-style-name="ce36"/>
        <table:table-column table:style-name="co6" table:default-cell-style-name="ce44"/>
        <table:table-column table:style-name="co20" table:default-cell-style-name="ce35"/>
        <table:table-column table:style-name="co21" table:default-cell-style-name="ce35"/>
        <table:table-column table:style-name="co6" table:default-cell-style-name="ce52"/>
        <table:table-column table:style-name="co6" table:default-cell-style-name="ce54"/>
        <table:table-column table:style-name="co22" table:default-cell-style-name="ce54"/>
        <table:table-column table:style-name="co22" table:default-cell-style-name="ce36"/>
        <table:table-column table:style-name="co23" table:default-cell-style-name="ce36"/>
        <table:table-column table:style-name="co24" table:default-cell-style-name="ce36"/>
        <table:table-column table:style-name="co6" table:number-columns-repeated="1010" table:default-cell-style-name="Default"/>
        <table:table-row table:style-name="ro23">
          <table:table-cell table:style-name="ce7" office:value-type="string">
            <text:p>Manuelle Tests für Increment 3</text:p>
          </table:table-cell>
          <table:table-cell table:style-name="Default" table:number-columns-repeated="13"/>
          <table:table-cell table:number-columns-repeated="1010"/>
        </table:table-row>
        <table:table-row table:style-name="ro24">
          <table:table-cell table:style-name="Default" table:number-columns-repeated="14"/>
          <table:table-cell table:number-columns-repeated="1010"/>
        </table:table-row>
        <table:table-row table:style-name="ro25">
          <table:table-cell table:style-name="ce8" office:value-type="string">
            <text:p>Testcase ID</text:p>
          </table:table-cell>
          <table:table-cell table:style-name="ce8" office:value-type="string">
            <text:p>Testgebiet</text:p>
          </table:table-cell>
          <table:table-cell table:style-name="ce8" office:value-type="string">
            <text:p>Testcase Name</text:p>
          </table:table-cell>
          <table:table-cell table:style-name="ce8" office:value-type="string">
            <text:p>Testcase Beschreibung</text:p>
          </table:table-cell>
          <table:table-cell table:style-name="ce8" office:value-type="string">
            <text:p>Vorbedingungen</text:p>
          </table:table-cell>
          <table:table-cell table:style-name="ce38" office:value-type="string">
            <text:p>Schritt</text:p>
          </table:table-cell>
          <table:table-cell table:style-name="ce45" office:value-type="string">
            <text:p>Beschreibung</text:p>
          </table:table-cell>
          <table:table-cell table:style-name="ce38" office:value-type="string">
            <text:p>Erwartetes Resultat</text:p>
          </table:table-cell>
          <table:table-cell table:style-name="ce38" office:value-type="string">
            <text:p>Schritt Status</text:p>
          </table:table-cell>
          <table:table-cell table:style-name="ce38" office:value-type="string">
            <text:p>Tester</text:p>
          </table:table-cell>
          <table:table-cell table:style-name="ce38" office:value-type="string">
            <text:p>Datum</text:p>
          </table:table-cell>
          <table:table-cell table:style-name="ce8" office:value-type="string">
            <text:p>Fehlerbeschreibung (nur bei Fehlereintritt eingeben)</text:p>
          </table:table-cell>
          <table:table-cell table:style-name="ce38" office:value-type="string">
            <text:p>Node und Zeitstempel (nur bei Fehlereintritt eingeben)</text:p>
          </table:table-cell>
          <table:table-cell table:style-name="ce38" office:value-type="string">
            <text:p>Anmerkungen</text:p>
          </table:table-cell>
          <table:table-cell table:number-columns-repeated="1010"/>
        </table:table-row>
        <table:table-row table:style-name="ro4">
          <table:table-cell table:style-name="ce9" office:value-type="string">
            <text:p>1011_Bestätigungen_10</text:p>
          </table:table-cell>
          <table:table-cell table:style-name="ce23" office:value-type="string">
            <text:p>Notifications: Hinzufügen in Lern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10" office:value-type="string">
            <text:p>Teilnehmer_bekommt_Email_beim_Hinzufügen_durch_Besitzer_in_eine_Lerngruppe</text:p>
          </table:table-cell>
          <table:table-cell table:style-name="ce10" office:value-type="string">
            <text:p>Dieser Testcase überprüft, dass der Teilnehmer automatisch eine Bestätigungsemail mit richtigem Format erhält, wenn der Kurs-Besitzer ihn via Gruppenmanagement in eine Lerngruppe hinzufügt. Besitzer benutzt dafür den Knopf 'Benutzer hinzufügen' des Teilnehmerfeldes.</text:p>
          </table:table-cell>
          <table:table-cell table:style-name="ce10"/>
          <table:table-cell table:style-name="ce39"/>
          <table:table-cell table:style-name="ce10" table:number-columns-repeated="2"/>
          <table:table-cell table:style-name="ce48" table:content-validation-name="val1" office:value-type="string">
            <text:p>OK</text:p>
          </table:table-cell>
          <table:table-cell table:style-name="ce39" office:value-type="string">
            <text:p>AMA</text:p>
          </table:table-cell>
          <table:table-cell table:style-name="ce55" office:value-type="string">
            <text:p>11.10.2012, 16.10.2012</text:p>
          </table:table-cell>
          <table:table-cell table:style-name="ce10" table:number-columns-repeated="3"/>
          <table:table-cell table:number-columns-repeated="1010"/>
        </table:table-row>
        <table:table-row table:style-name="ro4">
          <table:table-cell table:style-name="ce9" office:value-type="string">
            <text:p>1011_Bestätigungen_11</text:p>
          </table:table-cell>
          <table:table-cell table:style-name="ce23" office:value-type="string">
            <text:p>Notifications: Hinzufügen in Lern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10" office:value-type="string">
            <text:p>Teilnehmer_bekommt_Email_beim_Hinzufügen_durch_Betreuer_in_eine_Lerngruppe</text:p>
          </table:table-cell>
          <table:table-cell table:style-name="ce10" office:value-type="string">
            <text:p>Dieser Testcase überprüft, dass der Teilnehmer automatisch eine Bestätigungsemail mit richtigem Format erhält, wenn der Kurs-Betreuer ihn via Gruppenmanagement in eine Lerngruppe hinzufügt. Betreuer benutzt dafür den Knopf 'Benutzer hinzufügen' des Teilnehmerfeldes.</text:p>
          </table:table-cell>
          <table:table-cell table:style-name="ce10"/>
          <table:table-cell table:style-name="ce39"/>
          <table:table-cell table:style-name="ce10" table:number-columns-repeated="2"/>
          <table:table-cell table:style-name="ce48" table:content-validation-name="val1" office:value-type="string">
            <text:p>OK</text:p>
          </table:table-cell>
          <table:table-cell table:style-name="ce39" office:value-type="string">
            <text:p>AMA</text:p>
          </table:table-cell>
          <table:table-cell table:style-name="ce55" office:value-type="string">
            <text:p>12.10.2012, 18.10.2012</text:p>
          </table:table-cell>
          <table:table-cell table:style-name="ce10" table:number-columns-repeated="3"/>
          <table:table-cell table:number-columns-repeated="1010"/>
        </table:table-row>
        <table:table-row table:style-name="ro5">
          <table:table-cell table:style-name="ce9" office:value-type="string">
            <text:p>1011_Bestätigungen_12</text:p>
          </table:table-cell>
          <table:table-cell table:style-name="ce23" office:value-type="string">
            <text:p>Notifications: Importieren in Lern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10" office:value-type="string">
            <text:p>Teilnehmer_bekommen_Email_beim_Importieren_durch_Besitzer_in_eine_Lerngruppe</text:p>
          </table:table-cell>
          <table:table-cell table:style-name="ce10" office:value-type="string">
            <text:p>Dieser Testcase überprüft, dass die Teilnehmer automatisch eine Bestätigungsemail mit richtigem Format erhält, wenn der Kurs-Besitzer ihn via Gruppenmanagement in eine Lerngruppe importiert. Besitzer benutzt dafür den Knopf 'Importieren' des Teilnehmerfeldes.</text:p>
            <text:p>Schritt 3 von früherer Funktionalität für 'E-Mail Benachrichtigung' soll nicht mehr vorkommen.</text:p>
          </table:table-cell>
          <table:table-cell table:style-name="ce10"/>
          <table:table-cell table:style-name="ce39"/>
          <table:table-cell table:style-name="ce10" table:number-columns-repeated="2"/>
          <table:table-cell table:style-name="ce48" table:content-validation-name="val1" office:value-type="string">
            <text:p>OK</text:p>
          </table:table-cell>
          <table:table-cell table:style-name="ce39" office:value-type="string">
            <text:p>AMA</text:p>
          </table:table-cell>
          <table:table-cell table:style-name="ce55" office:value-type="date" office:date-value="2012-10-11">
            <text:p>11.10.12</text:p>
          </table:table-cell>
          <table:table-cell table:style-name="ce10" table:number-columns-repeated="3"/>
          <table:table-cell table:number-columns-repeated="1010"/>
        </table:table-row>
        <table:table-row table:style-name="ro5">
          <table:table-cell table:style-name="ce9" office:value-type="string">
            <text:p>1011_Bestätigungen_13</text:p>
          </table:table-cell>
          <table:table-cell table:style-name="ce23" office:value-type="string">
            <text:p>Notifications: Importieren in Lern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10" office:value-type="string">
            <text:p>Teilnehmer_bekommen_Email_beim_Importieren_durch_Betreuer_in_eine_Lerngruppe</text:p>
          </table:table-cell>
          <table:table-cell table:style-name="ce10" office:value-type="string">
            <text:p>Dieser Testcase überprüft, dass der Teilnehmer automatisch eine Bestätigungsemail mit richtigem Format erhalten, wenn der Kurs-Betreuer sie via Gruppenmanagement in eine Lerngruppe importiert. Betreuer benutzt dafür den Knopf 'Importieren' des Teilnehmerfeldes. Schritt 3 von früherer Funktionalität für 'E-Mail Benachrichtigung' soll nicht mehr vorkommen.</text:p>
          </table:table-cell>
          <table:table-cell table:style-name="ce10"/>
          <table:table-cell table:style-name="ce39"/>
          <table:table-cell table:style-name="ce10" table:number-columns-repeated="2"/>
          <table:table-cell table:style-name="ce48" table:content-validation-name="val1" office:value-type="string">
            <text:p>OK</text:p>
          </table:table-cell>
          <table:table-cell table:style-name="ce39" office:value-type="string">
            <text:p>AMA</text:p>
          </table:table-cell>
          <table:table-cell table:style-name="ce55" office:value-type="string">
            <text:p>12.10.2012, 18.10.2012</text:p>
          </table:table-cell>
          <table:table-cell table:style-name="ce10" table:number-columns-repeated="3"/>
          <table:table-cell table:number-columns-repeated="1010"/>
        </table:table-row>
        <table:table-row table:style-name="ro4">
          <table:table-cell table:style-name="ce9" office:value-type="string">
            <text:p>1011_Bestätigungen_11</text:p>
          </table:table-cell>
          <table:table-cell table:style-name="ce23" office:value-type="string">
            <text:p>Notifications: Hinzufügen in Lern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10" office:value-type="string">
            <text:p>Betreuer_bekommt_Email_beim_Hinzufügen_durch_Besitzer_in_eine_Lerngruppe</text:p>
          </table:table-cell>
          <table:table-cell table:style-name="ce10" office:value-type="string">
            <text:p>Dieser Testcase überprüft, dass der Betreuer automatisch eine Bestätigungsemail mit richtigem Format erhält, wenn der Besitzer ihn via Gruppenmanagement in eine Lerngruppe hinzufügt. Besitzer benutzt dafür den Knopf 'Benutzer hinzufügen' des Betreuerfeldes.</text:p>
          </table:table-cell>
          <table:table-cell table:style-name="ce10"/>
          <table:table-cell table:style-name="ce39"/>
          <table:table-cell table:style-name="ce10" table:number-columns-repeated="2"/>
          <table:table-cell table:style-name="ce48" table:content-validation-name="val1" office:value-type="string">
            <text:p>OK</text:p>
          </table:table-cell>
          <table:table-cell table:style-name="ce39" office:value-type="string">
            <text:p>AMA</text:p>
          </table:table-cell>
          <table:table-cell table:style-name="ce55" office:value-type="string">
            <text:p>11.10.2012, 18.10.2012</text:p>
          </table:table-cell>
          <table:table-cell table:style-name="ce10" table:number-columns-repeated="3"/>
          <table:table-cell table:number-columns-repeated="1010"/>
        </table:table-row>
        <table:table-row table:style-name="ro6">
          <table:table-cell table:style-name="ce9" office:value-type="string">
            <text:p>1011_Bestätigungen_12</text:p>
          </table:table-cell>
          <table:table-cell table:style-name="ce23" office:value-type="string">
            <text:p>Notifications: Importieren in Lern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10" office:value-type="string">
            <text:p>Betreuer_bekommen_Email_beim_Importieren_durch_Besitzer_in_eine_Lerngruppe</text:p>
          </table:table-cell>
          <table:table-cell table:style-name="ce10" office:value-type="string">
            <text:p>Dieser Testcase überprüft, dass die Betreuer automatisch eine Bestätigungsemail mit richtigem Format erhalten, wenn der Besitzer sie via Gruppenmanagement in eine Lerngruppe importiert. Besitzer benutzt dafür den Knopf 'Importieren' des Betreuerfeldes. Schritt 3 von früherer Funktionalität für 'E-Mail Benachrichtigung' soll nicht mehr vorkommen.</text:p>
          </table:table-cell>
          <table:table-cell table:style-name="ce10"/>
          <table:table-cell table:style-name="ce39"/>
          <table:table-cell table:style-name="ce10" table:number-columns-repeated="2"/>
          <table:table-cell table:style-name="ce48" table:content-validation-name="val1" office:value-type="string">
            <text:p>OK</text:p>
          </table:table-cell>
          <table:table-cell table:style-name="ce39" office:value-type="string">
            <text:p>AMA</text:p>
          </table:table-cell>
          <table:table-cell table:style-name="ce55" office:value-type="date" office:date-value="2012-10-12">
            <text:p>12.10.12</text:p>
          </table:table-cell>
          <table:table-cell table:style-name="ce10" table:number-columns-repeated="3"/>
          <table:table-cell table:number-columns-repeated="1010"/>
        </table:table-row>
        <table:table-row table:style-name="ro4">
          <table:table-cell table:style-name="ce9" office:value-type="string">
            <text:p>1011_Bestätigungen_13</text:p>
          </table:table-cell>
          <table:table-cell table:style-name="ce23" office:value-type="string">
            <text:p>Notifications: Hinzufügen in Lern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10" office:value-type="string">
            <text:p>Betreuer_bekommt_Email_beim_Hinzufügen_durch_Betreuer_in_eine_Lerngruppe</text:p>
          </table:table-cell>
          <table:table-cell table:style-name="ce10" office:value-type="string">
            <text:p>Dieser Testcase überprüft, dass der Betreuer automatisch eine Bestätigungsemail mit richtigem Format erhält, wenn ein Betreuer ihn via Gruppenmanagement in eine Lerngruppe hinzufügt. Betreuer benutzt dafür den Knopf 'Benutzer hinzufügen' des Betreuerfeldes.</text:p>
          </table:table-cell>
          <table:table-cell table:style-name="ce10"/>
          <table:table-cell table:style-name="ce39"/>
          <table:table-cell table:style-name="ce10" table:number-columns-repeated="2"/>
          <table:table-cell table:style-name="ce48" table:content-validation-name="val1" office:value-type="string">
            <text:p>OK</text:p>
          </table:table-cell>
          <table:table-cell table:style-name="ce39" office:value-type="string">
            <text:p>AMA</text:p>
          </table:table-cell>
          <table:table-cell table:style-name="ce55" office:value-type="date" office:date-value="2012-10-12">
            <text:p>12.10.12</text:p>
          </table:table-cell>
          <table:table-cell table:style-name="ce10" table:number-columns-repeated="3"/>
          <table:table-cell table:number-columns-repeated="1010"/>
        </table:table-row>
        <table:table-row table:style-name="ro6">
          <table:table-cell table:style-name="ce10" office:value-type="string">
            <text:p>1011_Bestätigungen_14</text:p>
          </table:table-cell>
          <table:table-cell table:style-name="ce10" office:value-type="string">
            <text:p>Notifications: Importieren in Lern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10" office:value-type="string">
            <text:p>Betreuer_bekommen_Email_beim_Importieren_durch_Betreuer_in_eine_Lerngruppe</text:p>
          </table:table-cell>
          <table:table-cell table:style-name="ce10" office:value-type="string">
            <text:p>Dieser Testcase überprüft, dass die Betreuer automatisch eine Bestätigungsemail mit richtigem Format erhalten, wenn der Betreuer sie via Gruppenmanagement in eine Lerngruppe importiert. Betreuer benutzt dafür den Knopf 'Importieren' des Betreuerfeldes. Schritt 3 von früherer Funktionalität für 'E-Mail Benachrichtigung' soll nicht mehr vorkommen.</text:p>
          </table:table-cell>
          <table:table-cell table:style-name="ce10" table:number-columns-repeated="4"/>
          <table:table-cell table:style-name="ce48" table:content-validation-name="val1" office:value-type="string">
            <text:p>OK</text:p>
          </table:table-cell>
          <table:table-cell table:style-name="ce39" office:value-type="string">
            <text:p>AMA</text:p>
          </table:table-cell>
          <table:table-cell table:style-name="ce55" office:value-type="date" office:date-value="2012-10-12">
            <text:p>12.10.12</text:p>
          </table:table-cell>
          <table:table-cell table:style-name="ce10" table:number-columns-repeated="3"/>
          <table:table-cell table:number-columns-repeated="1010"/>
        </table:table-row>
        <table:table-row table:style-name="ro26">
          <table:table-cell table:style-name="ce11" office:value-type="string">
            <text:p>1011_Bestätigungen_12</text:p>
          </table:table-cell>
          <table:table-cell table:style-name="ce24" office:value-type="string">
            <text:p>Notifications: Entfernen aus Lern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12" office:value-type="string">
            <text:p>Teilnehmer_bekommt_Email_beim_Entfernen_durch_Besitzer_aus_einer_Lerngruppe</text:p>
          </table:table-cell>
          <table:table-cell table:style-name="ce12" office:value-type="string">
            <text:p>Dieser Testcase überprüft, dass der Teilnehmer automatisch eine Bestätigungsemail mit richtigem Format erhält, wenn der Besitzer ihn via Gruppenmanagement aus einer Lerngruppe entfernt. Besitzer benutzt dafür den Knopf 'Entfernen' des Teinehmerfeldes.</text:p>
          </table:table-cell>
          <table:table-cell table:style-name="ce12"/>
          <table:table-cell table:style-name="ce40"/>
          <table:table-cell table:style-name="ce12" table:number-columns-repeated="2"/>
          <table:table-cell table:style-name="ce49" table:content-validation-name="val1" office:value-type="string">
            <text:p>OK</text:p>
          </table:table-cell>
          <table:table-cell table:style-name="ce40" office:value-type="string">
            <text:p>AMA</text:p>
          </table:table-cell>
          <table:table-cell table:style-name="ce56" office:value-type="string">
            <text:p>11.10.2012, 16.10.2012, 22.10.2012</text:p>
          </table:table-cell>
          <table:table-cell table:style-name="ce12" office:value-type="string">
            <text:p>16.10.12:Red Screen, wenn Teinehmer <text:s/>im erhaltenen Email auf den Link der Lerngruppe anklickt.</text:p>
          </table:table-cell>
          <table:table-cell table:style-name="ce12" table:number-columns-repeated="2"/>
          <table:table-cell table:number-columns-repeated="1010"/>
        </table:table-row>
        <table:table-row table:style-name="ro4">
          <table:table-cell table:style-name="ce11" office:value-type="string">
            <text:p>1011_Bestätigungen_13</text:p>
          </table:table-cell>
          <table:table-cell table:style-name="ce24" office:value-type="string">
            <text:p>Notifications: Entfernen aus Lern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12" office:value-type="string">
            <text:p>Teilnehmer_bekommt_Email_beim_Entfernen_durch_Betreuer_aus_einer_Lerngruppe</text:p>
          </table:table-cell>
          <table:table-cell table:style-name="ce12" office:value-type="string">
            <text:p>Dieser Testcase überprüft, dass der Teilnehmer automatisch eine Bestätigungsemail mit richtigem Format erhält, wenn der Besitzer ihn via Gruppenmanagement aus einer Lerngruppe entfernt. Betreuer benutzt dafür den Knopf 'Entfernen' des Teinehmerfeldes.</text:p>
          </table:table-cell>
          <table:table-cell table:style-name="ce12"/>
          <table:table-cell table:style-name="ce40"/>
          <table:table-cell table:style-name="ce12" table:number-columns-repeated="2"/>
          <table:table-cell table:style-name="ce49" table:content-validation-name="val1" office:value-type="string">
            <text:p>OK</text:p>
          </table:table-cell>
          <table:table-cell table:style-name="ce40" office:value-type="string">
            <text:p>AMA</text:p>
          </table:table-cell>
          <table:table-cell table:style-name="ce56" office:value-type="string">
            <text:p>12.10.2012, 18.10.2012</text:p>
          </table:table-cell>
          <table:table-cell table:style-name="ce12" office:value-type="string">
            <text:p>12.10.12: Emailtext nicht ganz korrekt. Anstatt '... aus der ...' steht '... in die ...'. Das ist auch der Fall bei den anderen Emails für Entfernungen. Sonst funktioniert der Rest ok.</text:p>
          </table:table-cell>
          <table:table-cell table:style-name="ce12" table:number-columns-repeated="2"/>
          <table:table-cell table:number-columns-repeated="1010"/>
        </table:table-row>
        <table:table-row table:style-name="ro4">
          <table:table-cell table:style-name="ce11" office:value-type="string">
            <text:p>1011_Bestätigungen_12</text:p>
          </table:table-cell>
          <table:table-cell table:style-name="ce24" office:value-type="string">
            <text:p>Notifications: Entfernen aus Lern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12" office:value-type="string">
            <text:p>Betreuer_bekommt_Email_beim_Entfernen_durch_Besitzer_aus_einer_Lerngruppe</text:p>
          </table:table-cell>
          <table:table-cell table:style-name="ce12" office:value-type="string">
            <text:p>Dieser Testcase überprüft, dass der Betreuer automatisch eine Bestätigungsemail mit richtigem Format erhält, wenn der Besitzer ihn via Gruppenmanagement aus einer Lerngruppe entfernt. Besitzer benutzt dafür den Knopf 'Entfernen' des Betreuerfeldes.</text:p>
          </table:table-cell>
          <table:table-cell table:style-name="ce12"/>
          <table:table-cell table:style-name="ce40"/>
          <table:table-cell table:style-name="ce12" table:number-columns-repeated="2"/>
          <table:table-cell table:style-name="ce49" table:content-validation-name="val1" office:value-type="string">
            <text:p>OK</text:p>
          </table:table-cell>
          <table:table-cell table:style-name="ce40" office:value-type="string">
            <text:p>AMA</text:p>
          </table:table-cell>
          <table:table-cell table:style-name="ce56" office:value-type="date" office:date-value="2012-10-11">
            <text:p>11.10.12</text:p>
          </table:table-cell>
          <table:table-cell table:style-name="ce12" office:value-type="string">
            <text:p>Emailtext nicht ganz korrekt. Anstatt '... aus der ...' steht '... in die ...'. Das ist auch der Fall bei den anderen Emails für Entfernungen. Sonst funktioniert der Rest ok.</text:p>
          </table:table-cell>
          <table:table-cell table:style-name="ce12" table:number-columns-repeated="2"/>
          <table:table-cell table:number-columns-repeated="1010"/>
        </table:table-row>
        <table:table-row table:style-name="ro4">
          <table:table-cell table:style-name="ce12" office:value-type="string">
            <text:p>1011_Bestätigungen_13</text:p>
          </table:table-cell>
          <table:table-cell table:style-name="ce12" office:value-type="string">
            <text:p>Notifications: Entfernen aus Lern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12" office:value-type="string">
            <text:p>Betreuer_bekommt_Email_beim_Entfernen_durch_Betreuer_aus_einer_Lerngruppe</text:p>
          </table:table-cell>
          <table:table-cell table:style-name="ce12" office:value-type="string">
            <text:p>Dieser Testcase überprüft, dass der Betreuer automatisch eine Bestätigungsemail mit richtigem Format erhält, wenn ein Betreuer ihn via Gruppenmanagement aus einer Lerngruppe entfernt. Betreuer benutzt dafür den Knopf 'Entfernen' des Betreuerfeldes.</text:p>
          </table:table-cell>
          <table:table-cell table:style-name="ce12" table:number-columns-repeated="4"/>
          <table:table-cell table:style-name="ce49" table:content-validation-name="val1" office:value-type="string">
            <text:p>OK</text:p>
          </table:table-cell>
          <table:table-cell table:style-name="ce40" office:value-type="string">
            <text:p>AMA</text:p>
          </table:table-cell>
          <table:table-cell table:style-name="ce56" office:value-type="date" office:date-value="2012-12-11">
            <text:p>11.12.12</text:p>
          </table:table-cell>
          <table:table-cell table:style-name="ce12" office:value-type="string">
            <text:p>Emailtext nicht ganz korrekt. Anstatt '... aus der ...' steht '... in die ...'. Das ist auch der Fall bei den anderen Emails für Entfernungen. Sonst funktioniert der Rest ok.</text:p>
          </table:table-cell>
          <table:table-cell table:style-name="ce12" table:number-columns-repeated="2"/>
          <table:table-cell table:number-columns-repeated="1010"/>
        </table:table-row>
        <table:table-row table:style-name="ro4">
          <table:table-cell table:style-name="ce13" office:value-type="string">
            <text:p>1011_Bestätigungen_14</text:p>
          </table:table-cell>
          <table:table-cell table:style-name="ce25" office:value-type="string">
            <text:p>Notifications: Hinzufügen in Arbeits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32" office:value-type="string">
            <text:p>Teilnehmer_bekommt_Email_beim_Hinzufügen_durch_Besitzer_in_eine_Arbeitsgruppe</text:p>
          </table:table-cell>
          <table:table-cell table:style-name="ce32" office:value-type="string">
            <text:p>Dieser Testcase überprüft, dass der Teilnehmer automatisch eine Bestätigungsemail mit richtigem Format erhält, wenn der Besitzer ihn via Gruppenmanagement in eine Arbeitsgruppe hinzufügt. Besitzer benutzt dafür den Knopf 'Benutzer hinzufügen' des Teilnehmerfeldes.</text:p>
          </table:table-cell>
          <table:table-cell table:style-name="ce32"/>
          <table:table-cell table:style-name="ce41"/>
          <table:table-cell table:style-name="ce32"/>
          <table:table-cell table:style-name="ce47"/>
          <table:table-cell table:style-name="ce50" table:content-validation-name="val1" office:value-type="string">
            <text:p>OK</text:p>
          </table:table-cell>
          <table:table-cell table:style-name="ce41" office:value-type="string">
            <text:p>AMA</text:p>
          </table:table-cell>
          <table:table-cell table:style-name="ce57" office:value-type="string">
            <text:p>12.10.2012, 18.10.2012</text:p>
          </table:table-cell>
          <table:table-cell table:style-name="ce32" table:number-columns-repeated="2"/>
          <table:table-cell table:style-name="ce32" office:value-type="string">
            <text:p>In der Spezifikation für Emailtext steht neben dem Absendernamen dessen Emailadresse in Klammern. Während dem Test <text:s/>erscheint aber diese Emaildresse nicht. Das ist bei allen Notifications so. Sandra / Renata danach fragen.</text:p>
          </table:table-cell>
          <table:table-cell table:number-columns-repeated="1010"/>
        </table:table-row>
        <table:table-row table:style-name="ro4">
          <table:table-cell table:style-name="ce13" office:value-type="string">
            <text:p>1011_Bestätigungen_15</text:p>
          </table:table-cell>
          <table:table-cell table:style-name="ce25" office:value-type="string">
            <text:p>Notifications: Hinzufügen in Arbeits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32" office:value-type="string">
            <text:p>Teilnehmer_bekommt_Email_beim_Hinzufügen_durch_Betreuer_in_eine_Arbeitsgruppe</text:p>
          </table:table-cell>
          <table:table-cell table:style-name="ce32" office:value-type="string">
            <text:p>Dieser Testcase überprüft, dass der Teilnehmer automatisch eine Bestätigungsemail mit richtigem Format erhält, wenn der Betreuer ihn via Gruppenmanagement in eine Arbeitsgruppe hinzufügt. Betreuer benutzt dafür den Knopf 'Benutzer hinzufügen' des Teilnehmerfeldes.</text:p>
          </table:table-cell>
          <table:table-cell table:style-name="ce32"/>
          <table:table-cell table:style-name="ce41"/>
          <table:table-cell table:style-name="ce32"/>
          <table:table-cell table:style-name="ce47"/>
          <table:table-cell table:style-name="ce50" table:content-validation-name="val1" office:value-type="string">
            <text:p>OK</text:p>
          </table:table-cell>
          <table:table-cell table:style-name="ce41" office:value-type="string">
            <text:p>AMA</text:p>
          </table:table-cell>
          <table:table-cell table:style-name="ce57" office:value-type="date" office:date-value="2012-10-12">
            <text:p>12.10.12</text:p>
          </table:table-cell>
          <table:table-cell table:style-name="ce32" table:number-columns-repeated="3"/>
          <table:table-cell table:number-columns-repeated="1010"/>
        </table:table-row>
        <table:table-row table:style-name="ro5">
          <table:table-cell table:style-name="ce13" office:value-type="string">
            <text:p>1011_Bestätigungen_16</text:p>
          </table:table-cell>
          <table:table-cell table:style-name="ce25" office:value-type="string">
            <text:p>Notifications: Importieren in Arbeits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32" office:value-type="string">
            <text:p>Teilnehmer_bekommen_Email_beim_Importieren_durch_Besitzer_in_eine_Arbeitsgruppe</text:p>
          </table:table-cell>
          <table:table-cell table:style-name="ce32" office:value-type="string">
            <text:p>Dieser Testcase überprüft, dass die Teilnehmer automatisch eine Bestätigungsemail mit richtigem Format erhalten, wenn der Besitzer sie via Gruppenmanagement in eine Arbeitsgruppe hinzufügt. Besitzer benutzt dafür den Knopf 'Importieren' des Teilnehmerfeldes. Schritt 3 von früherer Funktionalität für 'E-Mail Benachrichtigung' soll nicht mehr vorkommen.</text:p>
          </table:table-cell>
          <table:table-cell table:style-name="ce32"/>
          <table:table-cell table:style-name="ce41"/>
          <table:table-cell table:style-name="ce32"/>
          <table:table-cell table:style-name="ce47"/>
          <table:table-cell table:style-name="ce50" table:content-validation-name="val1" office:value-type="string">
            <text:p>OK</text:p>
          </table:table-cell>
          <table:table-cell table:style-name="ce41" office:value-type="string">
            <text:p>AMA</text:p>
          </table:table-cell>
          <table:table-cell table:style-name="ce57" office:value-type="date" office:date-value="2012-10-12">
            <text:p>12.10.12</text:p>
          </table:table-cell>
          <table:table-cell table:style-name="ce32" table:number-columns-repeated="3"/>
          <table:table-cell table:number-columns-repeated="1010"/>
        </table:table-row>
        <table:table-row table:style-name="ro5">
          <table:table-cell table:style-name="ce13" office:value-type="string">
            <text:p>1011_Bestätigungen_17</text:p>
          </table:table-cell>
          <table:table-cell table:style-name="ce25" office:value-type="string">
            <text:p>Notifications: Importieren in Arbeits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32" office:value-type="string">
            <text:p>Teilnehmer_bekommen_Email_beim_Importieren_durch_Betreuer_in_eine_Arbeitsgruppe</text:p>
          </table:table-cell>
          <table:table-cell table:style-name="ce32" office:value-type="string">
            <text:p>Dieser Testcase überprüft, dass die Teilnehmer automatisch eine Bestätigungsemail mit richtigem Format erhalten, wenn der Betreuer sie via Gruppenmanagement in eine Arbeitsgruppe hinzufügt. Betreuer benutzt dafür den Knopf 'Importieren' des Teilnehmerfeldes. Schritt 3 von früherer Funktionalität für 'E-Mail Benachrichtigung' soll nicht mehr vorkommen.</text:p>
          </table:table-cell>
          <table:table-cell table:style-name="ce32"/>
          <table:table-cell table:style-name="ce41"/>
          <table:table-cell table:style-name="ce32"/>
          <table:table-cell table:style-name="ce47"/>
          <table:table-cell table:style-name="ce50" table:content-validation-name="val1" office:value-type="string">
            <text:p>OK</text:p>
          </table:table-cell>
          <table:table-cell table:style-name="ce41" office:value-type="string">
            <text:p>AMA</text:p>
          </table:table-cell>
          <table:table-cell table:style-name="ce57" office:value-type="date" office:date-value="2012-10-12">
            <text:p>12.10.12</text:p>
          </table:table-cell>
          <table:table-cell table:style-name="ce32" table:number-columns-repeated="3"/>
          <table:table-cell table:number-columns-repeated="1010"/>
        </table:table-row>
        <table:table-row table:style-name="ro4">
          <table:table-cell table:style-name="ce13" office:value-type="string">
            <text:p>1011_Bestätigungen_18</text:p>
          </table:table-cell>
          <table:table-cell table:style-name="ce25" office:value-type="string">
            <text:p>Notifications: Hinzufügen in Arbeits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32" office:value-type="string">
            <text:p>Betreuer_bekommt_Email_beim_Hinzufügen_durch_Besitzer_in_eine_Arbeitsgruppe</text:p>
          </table:table-cell>
          <table:table-cell table:style-name="ce32" office:value-type="string">
            <text:p>Dieser Testcase überprüft, dass der Betreuer automatisch eine Bestätigungsemail mit richtigem Format erhält, wenn der Besitzer ihn via Gruppenmanagement in eine Arbeitsgruppe hinzufügt. Besitzer benutzt dafür den Knopf 'Benutzer hinzufügen' des Besitzerfeldes.</text:p>
          </table:table-cell>
          <table:table-cell table:style-name="ce32"/>
          <table:table-cell table:style-name="ce41"/>
          <table:table-cell table:style-name="ce32"/>
          <table:table-cell table:style-name="ce47"/>
          <table:table-cell table:style-name="ce50" table:content-validation-name="val1" office:value-type="string">
            <text:p>OK</text:p>
          </table:table-cell>
          <table:table-cell table:style-name="ce41" office:value-type="string">
            <text:p>AMA</text:p>
          </table:table-cell>
          <table:table-cell table:style-name="ce57" office:value-type="date" office:date-value="2012-10-12">
            <text:p>12.10.12</text:p>
          </table:table-cell>
          <table:table-cell table:style-name="ce32" table:number-columns-repeated="3"/>
          <table:table-cell table:number-columns-repeated="1010"/>
        </table:table-row>
        <table:table-row table:style-name="ro4">
          <table:table-cell table:style-name="ce13" office:value-type="string">
            <text:p>1011_Bestätigungen_19</text:p>
          </table:table-cell>
          <table:table-cell table:style-name="ce25" office:value-type="string">
            <text:p>Notifications: Hinzufügen in Arbeits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32" office:value-type="string">
            <text:p>Betreuer_bekommt_Email_beim_Hinzufügen_durch_Betreuer_in_eine_Arbeitsgruppe</text:p>
          </table:table-cell>
          <table:table-cell table:style-name="ce32" office:value-type="string">
            <text:p>Dieser Testcase überprüft, dass der Betreuer automatisch eine Bestätigungsemail mit richtigem Format erhält, wenn ein Betreuer ihn via Gruppenmanagement in eine Arbeitsgruppe hinzufügt. Betreuer benutzt dafür den Knopf 'Benutzer hinzufügen' des Besitzerfeldes.</text:p>
          </table:table-cell>
          <table:table-cell table:style-name="ce32"/>
          <table:table-cell table:style-name="ce41"/>
          <table:table-cell table:style-name="ce32"/>
          <table:table-cell table:style-name="ce47"/>
          <table:table-cell table:style-name="ce50" table:content-validation-name="val1" office:value-type="string">
            <text:p>OK</text:p>
          </table:table-cell>
          <table:table-cell table:style-name="ce41" office:value-type="string">
            <text:p>AMA</text:p>
          </table:table-cell>
          <table:table-cell table:style-name="ce57" office:value-type="string">
            <text:p>12.10.2012, 18.10.2012</text:p>
          </table:table-cell>
          <table:table-cell table:style-name="ce32" table:number-columns-repeated="3"/>
          <table:table-cell table:number-columns-repeated="1010"/>
        </table:table-row>
        <table:table-row table:style-name="ro5">
          <table:table-cell table:style-name="ce13" office:value-type="string">
            <text:p>1011_Bestätigungen_20</text:p>
          </table:table-cell>
          <table:table-cell table:style-name="ce25" office:value-type="string">
            <text:p>Notifications: Importieren in Arbeits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32" office:value-type="string">
            <text:p>Betreuer_bekommen_Email_beim_Importieren_durch_Besitzer_in_eine_Arbeitsgruppe</text:p>
          </table:table-cell>
          <table:table-cell table:style-name="ce32" office:value-type="string">
            <text:p>Dieser Testcase überprüft, dass die Betreuer automatisch eine Bestätigungsemail mit richtigem Format erhalten, wenn der Besitzer sie via Gruppenmanagement in eine Arbeitsgruppe hinzufügt. Besitzer benutzt dafür den Knopf 'Importieren' des Besitzerfeldes. Schritt 3 von früherer Funktionalität für 'E-Mail Benachrichtigung' soll nicht mehr vorkommen.</text:p>
          </table:table-cell>
          <table:table-cell table:style-name="ce32"/>
          <table:table-cell table:style-name="ce41"/>
          <table:table-cell table:style-name="ce32"/>
          <table:table-cell table:style-name="ce47"/>
          <table:table-cell table:style-name="ce50" table:content-validation-name="val1" office:value-type="string">
            <text:p>OK</text:p>
          </table:table-cell>
          <table:table-cell table:style-name="ce41" office:value-type="string">
            <text:p>AMA</text:p>
          </table:table-cell>
          <table:table-cell table:style-name="ce57" office:value-type="date" office:date-value="2012-10-12">
            <text:p>12.10.12</text:p>
          </table:table-cell>
          <table:table-cell table:style-name="ce32" table:number-columns-repeated="3"/>
          <table:table-cell table:number-columns-repeated="1010"/>
        </table:table-row>
        <table:table-row table:style-name="ro5">
          <table:table-cell table:style-name="ce13" office:value-type="string">
            <text:p>1011_Bestätigungen_21</text:p>
          </table:table-cell>
          <table:table-cell table:style-name="ce25" office:value-type="string">
            <text:p>Notifications: Importieren in Arbeits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32" office:value-type="string">
            <text:p>Betreuer_bekommen_Email_beim_Importieren_durch_Betreuer_in_eine_Arbeitsgruppe</text:p>
          </table:table-cell>
          <table:table-cell table:style-name="ce32" office:value-type="string">
            <text:p>Dieser Testcase überprüft, dass die Betreuer automatisch eine Bestätigungsemail mit richtigem Format erhalten, wenn ein Betreuer sie via Gruppenmanagement in eine Arbeitsgruppe hinzufügt. Betreuer benutzt dafür den Knopf 'Importieren' des Besitzerfeldes. Schritt 3 von früherer Funktionalität für 'E-Mail Benachrichtigung' soll nicht mehr vorkommen.</text:p>
          </table:table-cell>
          <table:table-cell table:style-name="ce32"/>
          <table:table-cell table:style-name="ce41"/>
          <table:table-cell table:style-name="ce32"/>
          <table:table-cell table:style-name="ce47"/>
          <table:table-cell table:style-name="ce50" table:content-validation-name="val1" office:value-type="string">
            <text:p>OK</text:p>
          </table:table-cell>
          <table:table-cell table:style-name="ce41" office:value-type="string">
            <text:p>AMA</text:p>
          </table:table-cell>
          <table:table-cell table:style-name="ce57" office:value-type="date" office:date-value="2012-10-12">
            <text:p>12.10.12</text:p>
          </table:table-cell>
          <table:table-cell table:style-name="ce32" table:number-columns-repeated="3"/>
          <table:table-cell table:number-columns-repeated="1010"/>
        </table:table-row>
        <table:table-row table:style-name="ro4">
          <table:table-cell table:style-name="ce13" office:value-type="string">
            <text:p>1011_Bestätigungen_22</text:p>
          </table:table-cell>
          <table:table-cell table:style-name="ce25" office:value-type="string">
            <text:p>Notifications: Entfernen aus Arbeits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32" office:value-type="string">
            <text:p>Teilnehmer_bekommt_Email_beim_Entfernen_durch_Besitzer_aus_einer_Arbeitsgruppe</text:p>
          </table:table-cell>
          <table:table-cell table:style-name="ce32" office:value-type="string">
            <text:p>Dieser Testcase überprüft, dass der Teilnehmer automatisch eine Bestätigungsemail mit richtigem Format erhält, wenn der Besitzer ihn via Gruppenmanagement aus einer Arbeitsgruppe entfernt. Besitzer benutzt dafür den Knopf 'Entfernen' des Teilnehmerfeldes.</text:p>
          </table:table-cell>
          <table:table-cell table:style-name="ce32"/>
          <table:table-cell table:style-name="ce41"/>
          <table:table-cell table:style-name="ce32" table:number-columns-repeated="2"/>
          <table:table-cell table:style-name="ce50" table:content-validation-name="val1" office:value-type="string">
            <text:p>OK</text:p>
          </table:table-cell>
          <table:table-cell table:style-name="ce41" office:value-type="string">
            <text:p>AMA</text:p>
          </table:table-cell>
          <table:table-cell table:style-name="ce57" office:value-type="date" office:date-value="2012-10-12">
            <text:p>12.10.12</text:p>
          </table:table-cell>
          <table:table-cell table:style-name="ce32" office:value-type="string">
            <text:p>12.10.12: Emailtext nicht ganz korrekt. Anstatt '... aus der ...' steht '... in die ...'. Das ist auch der Fall bei den anderen Emails für Entfernungen. Sonst funktioniert der Rest ok.</text:p>
          </table:table-cell>
          <table:table-cell table:style-name="ce32" table:number-columns-repeated="2"/>
          <table:table-cell table:number-columns-repeated="1010"/>
        </table:table-row>
        <table:table-row table:style-name="ro6">
          <table:table-cell table:style-name="ce13" office:value-type="string">
            <text:p>1011_Bestätigungen_23</text:p>
          </table:table-cell>
          <table:table-cell table:style-name="ce25" office:value-type="string">
            <text:p>Notifications: Entfernen aus Arbeits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32" office:value-type="string">
            <text:p>Teilnehmer_bekommt_Email_beim_Entfernen_durch_Betreuer_aus_einer_Arbeitsgruppe</text:p>
          </table:table-cell>
          <table:table-cell table:style-name="ce32" office:value-type="string">
            <text:p>Dieser Testcase überprüft, dass der Teilnehmer automatisch eine Bestätigungsemail mit richtigem Format erhält, wenn der Betreuer ihn via Gruppenmanagement aus einer Arbeitsgruppe entfernt. Betreuer benutzt dafür den Knopf 'Entfernen' des Teilnehmerfeldes.</text:p>
          </table:table-cell>
          <table:table-cell table:style-name="ce32"/>
          <table:table-cell table:style-name="ce41"/>
          <table:table-cell table:style-name="ce32" table:number-columns-repeated="2"/>
          <table:table-cell table:style-name="ce50" table:content-validation-name="val1" office:value-type="string">
            <text:p>OK</text:p>
          </table:table-cell>
          <table:table-cell table:style-name="ce41" office:value-type="string">
            <text:p>AMA</text:p>
          </table:table-cell>
          <table:table-cell table:style-name="ce57" office:value-type="string">
            <text:p>12.10.2012, 18.10.2012</text:p>
          </table:table-cell>
          <table:table-cell table:style-name="ce32" office:value-type="string">
            <text:p>12.10.12: Emailtext nicht ganz korrekt. Anstatt '... aus der ...' steht '... in die ...'. Das ist auch der Fall bei den anderen Emails für Entfernungen. Sonst funktioniert der Rest ok.</text:p>
          </table:table-cell>
          <table:table-cell table:style-name="ce32" table:number-columns-repeated="2"/>
          <table:table-cell table:number-columns-repeated="1010"/>
        </table:table-row>
        <table:table-row table:style-name="ro4">
          <table:table-cell table:style-name="ce13" office:value-type="string">
            <text:p>1011_Bestätigungen_24</text:p>
          </table:table-cell>
          <table:table-cell table:style-name="ce25" office:value-type="string">
            <text:p>Notifications: Entfernen aus Arbeits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32" office:value-type="string">
            <text:p>Betreuer_bekommt_Email_beim_Entfernen_durch_Besitzer_aus_einer_Arbeitsgruppe</text:p>
          </table:table-cell>
          <table:table-cell table:style-name="ce32" office:value-type="string">
            <text:p>Dieser Testcase überprüft, dass der Betreuer automatisch eine Bestätigungsemail mit richtigem Format erhält, wenn der Besitzer ihn via Gruppenmanagement aus einer Arbeitsgruppe entfernt. Besitzer benutzt dafür den Knopf 'Entfernen' des Besitzerfeldes.</text:p>
          </table:table-cell>
          <table:table-cell table:style-name="ce32"/>
          <table:table-cell table:style-name="ce41"/>
          <table:table-cell table:style-name="ce32" table:number-columns-repeated="2"/>
          <table:table-cell table:style-name="ce50" table:content-validation-name="val1" office:value-type="string">
            <text:p>OK</text:p>
          </table:table-cell>
          <table:table-cell table:style-name="ce41" office:value-type="string">
            <text:p>AMA</text:p>
          </table:table-cell>
          <table:table-cell table:style-name="ce57" office:value-type="date" office:date-value="2012-10-12">
            <text:p>12.10.12</text:p>
          </table:table-cell>
          <table:table-cell table:style-name="ce32" office:value-type="string">
            <text:p>Emailtext nicht ganz korrekt. Anstatt '... aus der ...' steht '... in die ...'. Das ist auch der Fall bei den anderen Emails für Entfernungen. Sonst funktioniert der Rest ok.</text:p>
          </table:table-cell>
          <table:table-cell table:style-name="ce32" table:number-columns-repeated="2"/>
          <table:table-cell table:number-columns-repeated="1010"/>
        </table:table-row>
        <table:table-row table:style-name="ro4">
          <table:table-cell table:style-name="ce13" office:value-type="string">
            <text:p>1011_Bestätigungen_21</text:p>
          </table:table-cell>
          <table:table-cell table:style-name="ce25" office:value-type="string">
            <text:p>Notifications: Entfernen aus Arbeitsgruppe</text:p>
          </table:table-cell>
          <table:table-cell table:style-name="ce32" office:value-type="string">
            <text:p>Betreuer_bekommt_Email_beim_Entfernen_durch_Betreuer_aus_einer_Arbeitsgruppe</text:p>
          </table:table-cell>
          <table:table-cell table:style-name="ce32" office:value-type="string">
            <text:p>Dieser Testcase überprüft, dass der Betreuer automatisch eine Bestätigungsemail mit richtigem Format erhält, wenn ein Betreuer ihn via Gruppenmanagement aus einer Arbeitsgruppe entfernt. Betreuer benutzt dafür den Knopf 'Entfernen' des Besitzerfeldes.</text:p>
          </table:table-cell>
          <table:table-cell table:style-name="ce32"/>
          <table:table-cell table:style-name="ce41"/>
          <table:table-cell table:style-name="ce32" table:number-columns-repeated="2"/>
          <table:table-cell table:style-name="ce50" table:content-validation-name="val1" office:value-type="string">
            <text:p>OK</text:p>
          </table:table-cell>
          <table:table-cell table:style-name="ce41" office:value-type="string">
            <text:p>AMA</text:p>
          </table:table-cell>
          <table:table-cell table:style-name="ce57" office:value-type="date" office:date-value="2012-10-12">
            <text:p>12.10.12</text:p>
          </table:table-cell>
          <table:table-cell table:style-name="ce32" office:value-type="string">
            <text:p>Emailtext nicht ganz korrekt. Anstatt '... aus der ...' steht '... in die ...'. Das ist auch der Fall bei den anderen Emails für Entfernungen. Sonst funktioniert der Rest ok.</text:p>
          </table:table-cell>
          <table:table-cell table:style-name="ce32" table:number-columns-repeated="2"/>
          <table:table-cell table:number-columns-repeated="1010"/>
        </table:table-row>
        <table:table-row table:style-name="ro7">
          <table:table-cell table:style-name="ce9" office:value-type="string">
            <text:p>1011_Bestätigungen_22</text:p>
          </table:table-cell>
          <table:table-cell table:style-name="ce23" office:value-type="string">
            <text:p>Notifications: Hinzufügen in Rechte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10" office:value-type="string">
            <text:p>Mitglied_bekommt_Email_beim_Hinzufügen_durch_Besitzer_in_eine_Rechtegruppe</text:p>
          </table:table-cell>
          <table:table-cell table:style-name="ce10" office:value-type="string">
            <text:p>Dieser Testcase überprüft, dass das Mitglied automatisch eine Bestätigungsemail mit richtigem Format erhält, wenn der Besitzer es via Rechtemanagement in eine Rechtegruppe hinzufügt. Besitzer benutzt dafür den Knopf 'Benutzer hinzufügen' des Mitgliederfeldes.</text:p>
          </table:table-cell>
          <table:table-cell table:style-name="ce10"/>
          <table:table-cell table:style-name="ce39"/>
          <table:table-cell table:style-name="ce10" table:number-columns-repeated="2"/>
          <table:table-cell table:style-name="ce48" table:content-validation-name="val1" office:value-type="string">
            <text:p>OK</text:p>
          </table:table-cell>
          <table:table-cell table:style-name="ce39" office:value-type="string">
            <text:p>AMA</text:p>
          </table:table-cell>
          <table:table-cell table:style-name="ce55" office:value-type="date" office:date-value="2012-10-11">
            <text:p>11.10.12</text:p>
          </table:table-cell>
          <table:table-cell table:style-name="ce10" table:number-columns-repeated="3"/>
          <table:table-cell table:number-columns-repeated="1010"/>
        </table:table-row>
        <table:table-row table:style-name="ro6">
          <table:table-cell table:style-name="ce9" office:value-type="string">
            <text:p>1011_Bestätigungen_23</text:p>
          </table:table-cell>
          <table:table-cell table:style-name="ce23" office:value-type="string">
            <text:p>Notifications: Hinzufügen in Rechte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10" office:value-type="string">
            <text:p>Mitglieder_bekommen_Email_beim_Importieren_durch_Besitzer_in_eine_Rechtegruppe</text:p>
          </table:table-cell>
          <table:table-cell table:style-name="ce10" office:value-type="string">
            <text:p>Dieser Testcase überprüft, dass die Mitglieder automatisch eine Bestätigungsemail mit richtigem Format erhalten, wenn der Besitzer sie via Rechtemanagement in eine Rechtegruppe einträgt. Besitzer benutzt dafür den Knopf 'Importieren' des Mitgliederfeldes. Schritt 3 von früherer Funktionalität für 'E-Mail Benachrichtigung' soll nicht mehr vorkommen.</text:p>
          </table:table-cell>
          <table:table-cell table:style-name="ce10"/>
          <table:table-cell table:style-name="ce39"/>
          <table:table-cell table:style-name="ce10" table:number-columns-repeated="2"/>
          <table:table-cell table:style-name="ce48" table:content-validation-name="val1" office:value-type="string">
            <text:p>OK</text:p>
          </table:table-cell>
          <table:table-cell table:style-name="ce39" office:value-type="string">
            <text:p>AMA</text:p>
          </table:table-cell>
          <table:table-cell table:style-name="ce55" office:value-type="date" office:date-value="2012-10-11">
            <text:p>11.10.12</text:p>
          </table:table-cell>
          <table:table-cell table:style-name="ce10" table:number-columns-repeated="3"/>
          <table:table-cell table:number-columns-repeated="1010"/>
        </table:table-row>
        <table:table-row table:style-name="ro7">
          <table:table-cell table:style-name="ce9" office:value-type="string">
            <text:p>1011_Bestätigungen_24</text:p>
          </table:table-cell>
          <table:table-cell table:style-name="ce23" office:value-type="string">
            <text:p>Notifications: Entfernen aus Rechte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10" office:value-type="string">
            <text:p>Mitglied_bekommt_Email_beim_Entfernen_durch_Besitzer_aus_einer_Rechtegruppe</text:p>
          </table:table-cell>
          <table:table-cell table:style-name="ce10" office:value-type="string">
            <text:p>Dieser Testcase überprüft, dass das Mitglied automatisch eine Bestätigungsemail mit richtigem Format erhält, wenn der Besitzer es via Rechtemanagement aus einer Rechtegruppe entfernt. Besitzer benutzt dafür den Knopf 'Entfernen' des Mitgliederfeldes.</text:p>
          </table:table-cell>
          <table:table-cell table:style-name="ce10"/>
          <table:table-cell table:style-name="ce39"/>
          <table:table-cell table:style-name="ce10" table:number-columns-repeated="2"/>
          <table:table-cell table:style-name="ce48" table:content-validation-name="val1" office:value-type="string">
            <text:p>OK</text:p>
          </table:table-cell>
          <table:table-cell table:style-name="ce39" office:value-type="string">
            <text:p>AMA</text:p>
          </table:table-cell>
          <table:table-cell table:style-name="ce55" office:value-type="date" office:date-value="2012-10-11">
            <text:p>11.10.12</text:p>
          </table:table-cell>
          <table:table-cell table:style-name="ce10" table:number-columns-repeated="3"/>
          <table:table-cell table:number-columns-repeated="1010"/>
        </table:table-row>
        <table:table-row table:style-name="ro7">
          <table:table-cell table:style-name="ce9" office:value-type="string">
            <text:p>1011_Bestätigungen_25</text:p>
          </table:table-cell>
          <table:table-cell table:style-name="ce10" office:value-type="string">
            <text:p>Notifications: Emailversenden aus Lern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10" office:value-type="string">
            <text:p>Lerngruppenteilnehmer_bekommen_Email_vom_Benutzer_über_Emailbaustein_in_Kursrun</text:p>
          </table:table-cell>
          <table:table-cell table:style-name="ce10" office:value-type="string">
            <text:p>Alle Lerngruppenteilnehmer erhalten ein Email, gesendet vom Benutzer via Emailbaustein im Kursrun, sei es wie in der Emailvorlage vom Kurseditor definiert, oder eins abgeändertes Email vom Benutzer selber.</text:p>
          </table:table-cell>
          <table:table-cell table:style-name="ce10"/>
          <table:table-cell table:style-name="ce39"/>
          <table:table-cell table:style-name="ce10" table:number-columns-repeated="2"/>
          <table:table-cell table:style-name="ce48" table:content-validation-name="val1" office:value-type="string">
            <text:p>OK</text:p>
          </table:table-cell>
          <table:table-cell table:style-name="ce39" office:value-type="string">
            <text:p>AMA</text:p>
          </table:table-cell>
          <table:table-cell table:style-name="ce55" office:value-type="date" office:date-value="2012-10-12">
            <text:p>12.10.12</text:p>
          </table:table-cell>
          <table:table-cell table:style-name="ce10" table:number-columns-repeated="3"/>
          <table:table-cell table:number-columns-repeated="1010"/>
        </table:table-row>
        <table:table-row table:style-name="ro7">
          <table:table-cell table:style-name="ce9" office:value-type="string">
            <text:p>1011_Bestätigungen_26</text:p>
          </table:table-cell>
          <table:table-cell table:style-name="ce10" office:value-type="string">
            <text:p>Notifications: Hinzufügen in Warteliste einer Lern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10" office:value-type="string">
            <text:p>Teilnehmer_bekommt_Email_beim_ Hinzufügen_durch_Besitzer_in_Warteliste_einer_Lerngruppe</text:p>
          </table:table-cell>
          <table:table-cell table:style-name="ce10" office:value-type="string">
            <text:p>Dieser Testcase überprüft, dass wenn der Besitzer / Betreuer einen Teilnehmer in die Warteliste einer Lerngruppe hinzufügt, der Teilnehmer darüber per Email automatisch benachrichtigt wird. Emailformat muss auch korrekt sein.</text:p>
          </table:table-cell>
          <table:table-cell table:style-name="ce10"/>
          <table:table-cell table:style-name="ce39"/>
          <table:table-cell table:style-name="ce10" table:number-columns-repeated="2"/>
          <table:table-cell table:style-name="ce48" table:content-validation-name="val1" office:value-type="string">
            <text:p>OK</text:p>
          </table:table-cell>
          <table:table-cell table:style-name="ce39" office:value-type="string">
            <text:p>AMA</text:p>
          </table:table-cell>
          <table:table-cell table:style-name="ce55" office:value-type="date" office:date-value="2012-10-12">
            <text:p>12.10.12</text:p>
          </table:table-cell>
          <table:table-cell table:style-name="ce10" table:number-columns-repeated="3"/>
          <table:table-cell table:number-columns-repeated="1010"/>
        </table:table-row>
        <table:table-row table:style-name="ro7">
          <table:table-cell table:style-name="ce9" office:value-type="string">
            <text:p>1011_Bestätigungen_27</text:p>
          </table:table-cell>
          <table:table-cell table:style-name="ce10" office:value-type="string">
            <text:p>Notifications: Entfernen aus Warteliste einer Lern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10" office:value-type="string">
            <text:p>Teilnehmer_bekommt_Email_beim_ Entfernen_durch_Besitzer_aus_Warteliste_einer_Lerngruppe</text:p>
          </table:table-cell>
          <table:table-cell table:style-name="ce10" office:value-type="string">
            <text:p>Dieser Testcase überprüft, dass wenn der Besitzer / Betreuer einen Teilnehmer aus der Warteliste einer Lerngruppe entfernt, der Teilnehmer darüber per Email automatisch benachrichtigt wird. Emailformat muss auch korrekt sein.</text:p>
          </table:table-cell>
          <table:table-cell table:style-name="ce10"/>
          <table:table-cell table:style-name="ce39"/>
          <table:table-cell table:style-name="ce10" table:number-columns-repeated="2"/>
          <table:table-cell table:style-name="ce48" table:content-validation-name="val1" office:value-type="string">
            <text:p>OK</text:p>
          </table:table-cell>
          <table:table-cell table:style-name="ce39" office:value-type="string">
            <text:p>AMA</text:p>
          </table:table-cell>
          <table:table-cell table:style-name="ce55" office:value-type="date" office:date-value="2012-10-12">
            <text:p>12.10.12</text:p>
          </table:table-cell>
          <table:table-cell table:style-name="ce10" table:number-columns-repeated="3"/>
          <table:table-cell table:number-columns-repeated="1010"/>
        </table:table-row>
        <table:table-row table:style-name="ro7">
          <table:table-cell table:style-name="ce9" office:value-type="string">
            <text:p>1011_Bestätigungen_28</text:p>
          </table:table-cell>
          <table:table-cell table:style-name="ce10" office:value-type="string">
            <text:p>Notifications: Verschieben in Lerngruppe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10" office:value-type="string">
            <text:p>Teilnehmer_bekommt_Email_beim_ Verschieben_durch_Besitzer_von_Warteliste_in_Teilnehmerliste</text:p>
          </table:table-cell>
          <table:table-cell table:style-name="ce10" office:value-type="string">
            <text:p>Dieser Testcase überprüft, dass wenn der Besitzer / Betreuer den Teilnehmer aus der Warteliste in die Teilnehmerliste einer Lerngruppe verschiebt, der Teilnehmer darüber per Email automatisch benachrichtigt wird. Emailformat muss auch korrekt sein.</text:p>
          </table:table-cell>
          <table:table-cell table:style-name="ce10"/>
          <table:table-cell table:style-name="ce39"/>
          <table:table-cell table:style-name="ce10" table:number-columns-repeated="2"/>
          <table:table-cell table:style-name="ce48" table:content-validation-name="val1" office:value-type="string">
            <text:p>OK</text:p>
          </table:table-cell>
          <table:table-cell table:style-name="ce39" office:value-type="string">
            <text:p>AMA</text:p>
          </table:table-cell>
          <table:table-cell table:style-name="ce55" office:value-type="date" office:date-value="2012-10-12">
            <text:p>12.10.12</text:p>
          </table:table-cell>
          <table:table-cell table:style-name="ce10" table:number-columns-repeated="3"/>
          <table:table-cell table:number-columns-repeated="1010"/>
        </table:table-row>
        <table:table-row table:style-name="ro27">
          <table:table-cell table:style-name="ce11" office:value-type="string">
            <text:p>1011_Bestätigungen_29</text:p>
          </table:table-cell>
          <table:table-cell table:style-name="ce12" office:value-type="string">
            <text:p>Notifications: System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12" office:value-type="string">
            <text:p>Teilnehmer_bekommt_Email_beim_automatischen_Nachrücken_von_Warteliste_in_Teilnehmerliste_einer_Gruppe</text:p>
          </table:table-cell>
          <table:table-cell table:style-name="ce37" office:value-type="string">
            <text:p>Dieser Testcase überprüft, dass der Teilnehmer (momentan in der Warteliste einer Gruppe eines Einschreibungsbausteins) automatisch eine Bestätigungsemail mit richtigem Format erhält, wenn er von der Warteliste in die Teilnehmerliste automatisch nachrückt.</text:p>
            <text:p/>
          </table:table-cell>
          <table:table-cell table:style-name="ce37" office:value-type="string">
            <text:p>Kurs 'Kurs Notifications' vorhanden. Einschreibungsbaustein' Einschreibung' hat (im Kurseditor) folgende Konfiguration:</text:p>
            <text:p>Im Tab <text:s/>Konfiguration ist das Lerngruppenfeld mit 'teilnehmer' ausgewählt, das Feld 'Austragen erlaubt' ist aktiviert. </text:p>
            <text:p>Die Lerngruppe 'teilnehmer' (über Gruppenmanagement) ist als 'Warteliste', 'Automatisches Nachrücken' aktiviert. Die 'Vorgesehene Anzahl Teilnehmer' ist auf 1 beschränkt. <text:s/>Momentan kein Teilnehmer angemeldet.</text:p>
          </table:table-cell>
          <table:table-cell table:style-name="ce11" office:value-type="float" office:value="1">
            <text:p>1</text:p>
          </table:table-cell>
          <table:table-cell table:style-name="ce37" office:value-type="string">
            <text:p>Teilnehmer A öffnet den Einschreibungsbaustein Einschreibung und meldet sich an</text:p>
          </table:table-cell>
          <table:table-cell table:style-name="ce37" office:value-type="string">
            <text:p>Teilnehmer A ist angemeldet. Spalte 'Status' zeigt Eingeschrieben an.</text:p>
          </table:table-cell>
          <table:table-cell table:style-name="ce51" table:content-validation-name="val1" office:value-type="string">
            <text:p>OK</text:p>
          </table:table-cell>
          <table:table-cell table:style-name="ce37" office:value-type="string">
            <text:p>AMA</text:p>
          </table:table-cell>
          <table:table-cell table:style-name="ce58" office:value-type="date" office:date-value="2012-10-15">
            <text:p>15.10.12</text:p>
          </table:table-cell>
          <table:table-cell table:style-name="ce37" table:number-columns-repeated="3"/>
          <table:table-cell table:style-name="ce71" table:number-columns-repeated="1010"/>
        </table:table-row>
        <table:table-row table:style-name="ro28">
          <table:table-cell table:style-name="ce14" office:value-type="string">
            <text:p>1011_Bestätigungen_29</text:p>
          </table:table-cell>
          <table:table-cell table:style-name="ce26" office:value-type="string">
            <text:p>Notifications: System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12"/>
          <table:table-cell table:style-name="ce11" table:number-columns-repeated="2"/>
          <table:table-cell table:style-name="ce11" office:value-type="float" office:value="2">
            <text:p>2</text:p>
          </table:table-cell>
          <table:table-cell table:style-name="ce37" office:value-type="string">
            <text:p>Teilnehmer B öffnet den Einschreibungsbaustein Einschreibung und meldet sich an</text:p>
          </table:table-cell>
          <table:table-cell table:style-name="ce37" office:value-type="string">
            <text:p>Spalten 'Status' und 'Austragen' zeigen jeweils 'Auf Wartelist (1)' und 'Austragen' an.</text:p>
          </table:table-cell>
          <table:table-cell table:style-name="ce51" table:content-validation-name="val1" office:value-type="string">
            <text:p>OK</text:p>
          </table:table-cell>
          <table:table-cell table:style-name="ce37" office:value-type="string">
            <text:p>AMA</text:p>
          </table:table-cell>
          <table:table-cell table:style-name="ce58" office:value-type="date" office:date-value="2012-10-15">
            <text:p>15.10.12</text:p>
          </table:table-cell>
          <table:table-cell table:style-name="ce37" table:number-columns-repeated="3"/>
          <table:table-cell table:style-name="ce71" table:number-columns-repeated="1010"/>
        </table:table-row>
        <table:table-row table:style-name="ro4">
          <table:table-cell table:style-name="ce14" office:value-type="string">
            <text:p>1011_Bestätigungen_29</text:p>
          </table:table-cell>
          <table:table-cell table:style-name="ce26" office:value-type="string">
            <text:p>Notifications: System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12"/>
          <table:table-cell table:style-name="ce11" table:number-columns-repeated="2"/>
          <table:table-cell table:style-name="ce11" office:value-type="float" office:value="3">
            <text:p>3</text:p>
          </table:table-cell>
          <table:table-cell table:style-name="ce37" office:value-type="string">
            <text:p>Teilnehmer A trägt sich aus dem Einschreibungsbaustein aus: Klick <text:s/>auf Austragen der Splate Austragen</text:p>
          </table:table-cell>
          <table:table-cell table:style-name="ce37" office:value-type="string">
            <text:p>Er ist abgemeldet. Spalten 'Status', 'Einschreiben' und 'Austragen' zeigen jeweils 'Lerngruppe ist voll ..', 'Einschreiben' und <text:s/>' - ' an.</text:p>
          </table:table-cell>
          <table:table-cell table:style-name="ce51" table:content-validation-name="val1" office:value-type="string">
            <text:p>OK</text:p>
          </table:table-cell>
          <table:table-cell table:style-name="ce37" office:value-type="string">
            <text:p>AMA</text:p>
          </table:table-cell>
          <table:table-cell table:style-name="ce58" office:value-type="date" office:date-value="2012-10-15">
            <text:p>15.10.12</text:p>
          </table:table-cell>
          <table:table-cell table:style-name="ce37" table:number-columns-repeated="3"/>
          <table:table-cell table:style-name="ce71" table:number-columns-repeated="1010"/>
        </table:table-row>
        <table:table-row table:style-name="ro5">
          <table:table-cell table:style-name="ce14" office:value-type="string">
            <text:p>1011_Bestätigungen_29</text:p>
          </table:table-cell>
          <table:table-cell table:style-name="ce26" office:value-type="string">
            <text:p>Notifications: System (<text:a xlink:href="http://hg.olat.uzh.ch/repos/OLAT-1011/raw-file/0b78a1dff937/src/test/resources/specification/notification/confirmations/receiveconfirmations/ReceiveConfirmations.html">http://hg.olat.uzh.ch/repos/OLAT-1011/raw-file/0b78a1dff937/src/test/resources/specification/notification/confirmations/receiveconfirmations/ReceiveConfirmations.html</text:a>)</text:p>
          </table:table-cell>
          <table:table-cell table:style-name="ce12"/>
          <table:table-cell table:style-name="ce11" table:number-columns-repeated="2"/>
          <table:table-cell table:style-name="ce11" office:value-type="float" office:value="4">
            <text:p>4</text:p>
          </table:table-cell>
          <table:table-cell table:style-name="ce37" office:value-type="string">
            <text:p>Teilnehmer B öffnet seine Mailbox und hat ein automatisch ein Benachrichtigungs-Email mit richtigem Format, in dem steht, er ist von der Warteliste in die Teilnehmerliste eingetragen worden.</text:p>
          </table:table-cell>
          <table:table-cell table:style-name="ce37" office:value-type="string">
            <text:p>Email mit richtigem Format vorhanden.</text:p>
          </table:table-cell>
          <table:table-cell table:style-name="ce51" table:content-validation-name="val1" office:value-type="string">
            <text:p>OK</text:p>
          </table:table-cell>
          <table:table-cell table:style-name="ce37" office:value-type="string">
            <text:p>AMA</text:p>
          </table:table-cell>
          <table:table-cell table:style-name="ce58" office:value-type="string">
            <text:p>15.10.2012, 18.10.12</text:p>
          </table:table-cell>
          <table:table-cell table:style-name="ce37" office:value-type="string">
            <text:p>Grammatikfehler im Emailtext: ' ... in die <text:span text:style-name="T1">Teilnehmerlist</text:span> der Gruppe ..' ; es fehlt der Buchstabe <text:span text:style-name="T1">e</text:span> dem Wort Teilnehmerliste </text:p>
          </table:table-cell>
          <table:table-cell table:style-name="ce37" table:number-columns-repeated="2"/>
          <table:table-cell table:style-name="ce71" table:number-columns-repeated="1010"/>
        </table:table-row>
        <table:table-row table:style-name="ro5">
          <table:table-cell table:style-name="ce15" office:value-type="string">
            <text:p>1011_Bestätigungen_30</text:p>
          </table:table-cell>
          <table:table-cell table:style-name="ce27" office:value-type="string">
            <text:p>Messages: Gruppenmitteilungen (aus Lerngruppe)</text:p>
            <text:p><text:a xlink:href="http://hg.olat.uzh.ch/repos/OLAT-1011/file/5a10efde3065/src/test/resources/specification/notification/messages/receivemessages/Gruppenmitteilungen.odt">http://hg.olat.uzh.ch/repos/OLAT-1011/file/5a10efde3065/src/test/resources/specification/notification/messages/receivemessages/Gruppenmitteilungen.odt</text:a></text:p>
          </table:table-cell>
          <table:table-cell table:style-name="ce27" office:value-type="string">
            <text:p>Lerngruppenmitglied_sendet_über_Emailbaustein_einer_Lerngruppe_ein_Email_an_alle_Lerngruppenmitglieder</text:p>
          </table:table-cell>
          <table:table-cell table:style-name="ce27" office:value-type="string">
            <text:p>Dieser Testcase überprüft, dass ein Lerngruppenmitglied ein Email an die anderen Lerngruppenmitglieder dergleichen Lerngruppe senden kann. Alle Lerngruppenmitglieder erhalten das gleiche Emal. Der Emailinhalt kann gleich bleiben, wie im Kurseditor definiert oder abgeändert werden. Nach Wunsch kann der Absender eine Kopie erhalten.</text:p>
          </table:table-cell>
          <table:table-cell table:style-name="ce27" table:number-columns-repeated="2"/>
          <table:table-cell table:style-name="ce15" table:number-columns-repeated="2"/>
          <table:table-cell table:style-name="ce51" table:content-validation-name="val1" office:value-type="string">
            <text:p>OK</text:p>
          </table:table-cell>
          <table:table-cell table:style-name="ce15" office:value-type="string">
            <text:p>AMA</text:p>
          </table:table-cell>
          <table:table-cell table:style-name="ce59" office:value-type="string">
            <text:p>10.10.2012, 18.10.12</text:p>
          </table:table-cell>
          <table:table-cell table:style-name="ce68" office:value-type="string">
            <text:p>10.10.12: Es funktioniert so weit. Es <text:s/>fehlt aber im Feld für die Auswahl der Empfänger der Text (ganz am Anfang) 'Wählen Sie die Empfänger aus.'</text:p>
          </table:table-cell>
          <table:table-cell table:style-name="ce15"/>
          <table:table-cell table:style-name="ce68" office:value-type="string">
            <text:p>Spezifikation soll angepasst werden:Die Popup gibt es nicht mehr, wenn auf den Emailbaustein angeklickt wird. Die Meldung 'Wählen Sie ...' ist neu ins Feld eingebettet.</text:p>
          </table:table-cell>
          <table:table-cell table:style-name="ce71" table:number-columns-repeated="1010"/>
        </table:table-row>
        <table:table-row table:style-name="ro4">
          <table:table-cell table:style-name="ce15" office:value-type="string">
            <text:p>1011_Bestätigungen_31</text:p>
          </table:table-cell>
          <table:table-cell table:style-name="ce27" office:value-type="string">
            <text:p>Messages: Gruppenmitteilungen (aus Gruppenmanagement) (<text:a xlink:href="http://hg.olat.uzh.ch/repos/OLAT-1011/raw-file/2837491e032a/src/test/resources/specification/notification/messages/receivemessages/Gruppenmitteilungen.pdf">http://hg.olat.uzh.ch/repos/OLAT-1011/raw-file/2837491e032a/src/test/resources/specification/notification/messages/receivemessages/Gruppenmitteilungen.pdf</text:a>)</text:p>
          </table:table-cell>
          <table:table-cell table:style-name="ce27" office:value-type="string">
            <text:p>Emailversand_aus_Gruppenmanagement_an_Gruppenmitglieder</text:p>
          </table:table-cell>
          <table:table-cell table:style-name="ce27" office:value-type="string">
            <text:p>Dieser Testcase überprüft, dass ein Benutzer, der auf Gruppenmanagement Zugriff hat, ein Email an ausgewählte Gruppenmitglieder senden kann und diese das Email mit richtigem Format erhalten. Nach Wunsch kann der Absender eine Kopie erhalten.</text:p>
          </table:table-cell>
          <table:table-cell table:style-name="ce27" table:number-columns-repeated="2"/>
          <table:table-cell table:style-name="ce15" table:number-columns-repeated="2"/>
          <table:table-cell table:style-name="ce51" table:content-validation-name="val1" office:value-type="string">
            <text:p>OK</text:p>
          </table:table-cell>
          <table:table-cell table:style-name="ce15" office:value-type="string">
            <text:p>AMA</text:p>
          </table:table-cell>
          <table:table-cell table:style-name="ce59" office:value-type="string">
            <text:p>10.10.2012, 18.10.12</text:p>
          </table:table-cell>
          <table:table-cell table:style-name="ce68" office:value-type="string">
            <text:p>10.10.12: Es funktioniert so weit. Es <text:s/>fehlt aber im Feld für die Auswahl der Empfänger der Text (ganz am Anfang) 'Wählen Sie die Empfänger aus.'</text:p>
          </table:table-cell>
          <table:table-cell table:style-name="ce15"/>
          <table:table-cell table:style-name="ce68" office:value-type="string">
            <text:p>Spezifikation soll angepasst werden: Die Popup gibt es nicht mehr, wenn auf den Emailbaustein angeklickt wird. Die Meldung 'Wählen Sie ...' ist neu ins Feld eingebettet.</text:p>
          </table:table-cell>
          <table:table-cell table:style-name="ce71" table:number-columns-repeated="1010"/>
        </table:table-row>
        <table:table-row table:style-name="ro7">
          <table:table-cell table:style-name="ce15" office:value-type="string">
            <text:p>1011_Bestätigungen_32</text:p>
          </table:table-cell>
          <table:table-cell table:style-name="ce27" office:value-type="string">
            <text:p>Messages: Gruppenmitteilungen (aus Arbeitsgruppe)(<text:a xlink:href="http://hg.olat.uzh.ch/repos/OLAT-1011/raw-file/2837491e032a/src/test/resources/specification/notification/messages/receivemessages/Gruppenmitteilungen.pdf">http://hg.olat.uzh.ch/repos/OLAT-1011/raw-file/2837491e032a/src/test/resources/specification/notification/messages/receivemessages/Gruppenmitteilungen.pdf</text:a>)</text:p>
          </table:table-cell>
          <table:table-cell table:style-name="ce27" office:value-type="string">
            <text:p>Emailversand_als_Arbeitsgruppenmitglied_an_Arbeitsgruppenmitglieder</text:p>
          </table:table-cell>
          <table:table-cell table:style-name="ce27" office:value-type="string">
            <text:p>Dieser Testcase überprüft, dass ein Arbeitsgruppenmitglied ein Email an alle oder ausgewählten Arbeitsgruppenmitglieder senden kann und diese das Email mit richtigem Format erhalten. Nach Wunsch kann der Absender eine Kopie erhalten.</text:p>
          </table:table-cell>
          <table:table-cell table:style-name="ce27" table:number-columns-repeated="2"/>
          <table:table-cell table:style-name="ce15" table:number-columns-repeated="2"/>
          <table:table-cell table:style-name="ce51" table:content-validation-name="val1" office:value-type="string">
            <text:p>OK</text:p>
          </table:table-cell>
          <table:table-cell table:style-name="ce15" office:value-type="string">
            <text:p>AMA</text:p>
          </table:table-cell>
          <table:table-cell table:style-name="ce59" office:value-type="string">
            <text:p>10.10.2012, 18.10.12</text:p>
          </table:table-cell>
          <table:table-cell table:style-name="ce68" office:value-type="string">
            <text:p>10.10.12: Es funktioniert so weit. Es <text:s/>fehlt aber im Feld für die Auswahl der Empfänger der Text (ganz am Anfang) 'Wählen Sie die Empfänger aus.'</text:p>
          </table:table-cell>
          <table:table-cell table:style-name="ce15"/>
          <table:table-cell table:style-name="ce68" office:value-type="string">
            <text:p>Spezifikation soll angepasst werden: Die Popup gibt es nicht mehr, wenn auf den Emailbaustein angeklickt wird. Die Meldung 'Wählen Sie ...' ist neu ins Feld eingebettet.</text:p>
          </table:table-cell>
          <table:table-cell table:style-name="ce71" table:number-columns-repeated="1010"/>
        </table:table-row>
        <table:table-row table:style-name="ro29">
          <table:table-cell table:style-name="ce15" office:value-type="string">
            <text:p>1011_Bestätigungen_33</text:p>
          </table:table-cell>
          <table:table-cell table:style-name="ce27" office:value-type="string">
            <text:p>Messages: Gruppenmitteilungen (aus Rechtegruppe) (<text:a xlink:href="http://hg.olat.uzh.ch/repos/OLAT-1011/raw-file/2837491e032a/src/test/resources/specification/notification/messages/receivemessages/Gruppenmitteilungen.pdf">http://hg.olat.uzh.ch/repos/OLAT-1011/raw-file/2837491e032a/src/test/resources/specification/notification/messages/receivemessages/Gruppenmitteilungen.pdf</text:a>)</text:p>
          </table:table-cell>
          <table:table-cell table:style-name="ce27" office:value-type="string">
            <text:p>Emailversand_als_Rechtegruppenmitglied_an_Rechtegruppenmitglieder</text:p>
          </table:table-cell>
          <table:table-cell table:style-name="ce27" office:value-type="string">
            <text:p>Dieser Testcase überprüft, dass ein Rechtegruppenmitglied ein Email an alle oder ausgewählten Rechtegruppenmitglieder senden kann und diese das Email mit richtigem Format erhalten. Nach Wunsch kann der Absender eine Kopie erhalten.</text:p>
          </table:table-cell>
          <table:table-cell table:style-name="ce27" table:number-columns-repeated="2"/>
          <table:table-cell table:style-name="ce15" table:number-columns-repeated="2"/>
          <table:table-cell table:style-name="ce51" table:content-validation-name="val1" office:value-type="string">
            <text:p>OK</text:p>
          </table:table-cell>
          <table:table-cell table:style-name="ce15" office:value-type="string">
            <text:p>AMA</text:p>
          </table:table-cell>
          <table:table-cell table:style-name="ce59" office:value-type="string">
            <text:p>10.10.2012, 18.10.12, 22.10.12</text:p>
          </table:table-cell>
          <table:table-cell table:style-name="ce68" office:value-type="string">
            <text:p>10.10.12: Es funktioniert so weit. Es <text:s/>fehlt aber im Feld für die Auswahl der Empfänger der Text (ganz am Anfang) 'Wählen Sie die Empfänger aus.'</text:p>
            <text:p>18.10.12: Mitglied bekommt das Email, aber wenn er auf den Link der Rechtegruppe anklickt, erscheint ein Red Screen. RS erscheint nicht immer</text:p>
            <text:p>22.10.12: RS erscheint, wenn auf dem Internet Browser, wo das Emailprogramm ist, ein anderer OLAT-Benutzer angemeldet ist, als der, der das Email erhalten hat.</text:p>
          </table:table-cell>
          <table:table-cell table:style-name="ce15"/>
          <table:table-cell table:style-name="ce68" office:value-type="string">
            <text:p>Spezifikation soll angepasst werden: Die Popup gibt es nicht mehr, wenn auf den Emailbaustein angeklickt wird. Die Meldung 'Wählen Sie ...' ist neu ins Feld eingebettet.</text:p>
          </table:table-cell>
          <table:table-cell table:style-name="ce71" table:number-columns-repeated="1010"/>
        </table:table-row>
        <table:table-row table:style-name="ro30">
          <table:table-cell table:style-name="ce15" office:value-type="string">
            <text:p>1011_Bestätigungen_34</text:p>
          </table:table-cell>
          <table:table-cell table:style-name="ce27" office:value-type="string">
            <text:p>Messages: Gruppenmitteilungen (aus Rechtemanagement) (<text:a xlink:href="http://hg.olat.uzh.ch/repos/OLAT-1011/raw-file/2837491e032a/src/test/resources/specification/notification/messages/receivemessages/Gruppenmitteilungen.pdf">http://hg.olat.uzh.ch/repos/OLAT-1011/raw-file/2837491e032a/src/test/resources/specification/notification/messages/receivemessages/Gruppenmitteilungen.pdf</text:a>)</text:p>
          </table:table-cell>
          <table:table-cell table:style-name="ce27" office:value-type="string">
            <text:p>Emailversand_als_Kursbesitzer_an_Rechtegruppenmitglieder</text:p>
          </table:table-cell>
          <table:table-cell table:style-name="ce27" office:value-type="string">
            <text:p>Dieser Testcase überprüft, dass der Kursbesitzer eines Kurses ein Email an alle oder ausgewählten Rechtegruppenmitglieder über 'Aktionen Gruppe' und Link 'Email an Mitglieder senden' senden kann und diese das Email mit richtigem Format erhalten. Nach Wunsch kann der Absender eine Kopie erhalten.</text:p>
          </table:table-cell>
          <table:table-cell table:style-name="ce27" table:number-columns-repeated="2"/>
          <table:table-cell table:style-name="ce15" table:number-columns-repeated="2"/>
          <table:table-cell table:style-name="ce51" table:content-validation-name="val1" office:value-type="string">
            <text:p>NOK</text:p>
          </table:table-cell>
          <table:table-cell table:style-name="ce15" office:value-type="string">
            <text:p>AMA</text:p>
          </table:table-cell>
          <table:table-cell table:style-name="ce59" office:value-type="string">
            <text:p>10.10.2012, 18.10.12, 22.10.12</text:p>
          </table:table-cell>
          <table:table-cell table:style-name="ce68" office:value-type="string">
            <text:p>10.10.12: Es funktioniert so weit gut. Es fehlt aber im Feld für die Auswahl der Empfänger der Text (ganz am Anfang) 'Wählen Sie die Empfänger aus.'</text:p>
            <text:p>18.10.12: Mitglied bekommt das Email, aber wenn er auf den Link der Rechtegruppe anklickt, erscheint ein Red Screen. Wenn beide gleich sind, dann kein RS. 22.10.12: Soweit ok, aber wenn der Kursbesitzer selber auf den Link (vom Email des Teilnehmers) anklickt, erscheint ein RS.</text:p>
          </table:table-cell>
          <table:table-cell table:style-name="ce15" table:number-columns-repeated="2"/>
          <table:table-cell table:style-name="ce71" table:number-columns-repeated="1010"/>
        </table:table-row>
        <table:table-row table:style-name="ro31">
          <table:table-cell table:style-name="ce15" office:value-type="string">
            <text:p>1011_Bestätigungen_35</text:p>
          </table:table-cell>
          <table:table-cell table:style-name="ce27" office:value-type="string">
            <text:p>Messages: Gruppenmitteilungen (aus Rechtemanagement) (<text:a xlink:href="http://hg.olat.uzh.ch/repos/OLAT-1011/raw-file/2837491e032a/src/test/resources/specification/notification/messages/receivemessages/Gruppenmitteilungen.pdf">http://hg.olat.uzh.ch/repos/OLAT-1011/raw-file/2837491e032a/src/test/resources/specification/notification/messages/receivemessages/Gruppenmitteilungen.pdf</text:a>)</text:p>
          </table:table-cell>
          <table:table-cell table:style-name="ce27" office:value-type="string">
            <text:p>Emailversand_als_Kursmitbesitzer_an_Rechtegruppenmitglieder</text:p>
          </table:table-cell>
          <table:table-cell table:style-name="ce27" office:value-type="string">
            <text:p>Dieser Testcase überprüft, dass ein Kursmitbesitzer eines Kurses ein Email an alle oder ausgewählten Rechtegruppenmitglieder über 'Aktionen Gruppe' und Link 'Email an Mitglieder senden' senden kann und diese das Email mit richtigem Format erhalten. Nach Wunsch kann der Absender eine Kopie erhalten.</text:p>
          </table:table-cell>
          <table:table-cell table:style-name="ce27" office:value-type="string">
            <text:p>Kursbesitzer hat den Benutzer als Mitbesitzers dessen Kurses bestimmt.</text:p>
          </table:table-cell>
          <table:table-cell table:style-name="ce27"/>
          <table:table-cell table:style-name="ce15" table:number-columns-repeated="2"/>
          <table:table-cell table:style-name="ce51" table:content-validation-name="val1" office:value-type="string">
            <text:p>OK</text:p>
          </table:table-cell>
          <table:table-cell table:style-name="ce15" office:value-type="string">
            <text:p>AMA</text:p>
          </table:table-cell>
          <table:table-cell table:style-name="ce59" office:value-type="string">
            <text:p>10.10.2012, 22.10.2012</text:p>
          </table:table-cell>
          <table:table-cell table:style-name="ce68" office:value-type="string">
            <text:p>Es funktioniert so weit gut. Es fehlt aber im Feld für die Auswahl der Empfänger der Text (ganz am Anfang) 'Wählen Sie die Empfänger aus.'</text:p>
          </table:table-cell>
          <table:table-cell table:style-name="ce15" table:number-columns-repeated="2"/>
          <table:table-cell table:style-name="ce71" table:number-columns-repeated="1010"/>
        </table:table-row>
        <table:table-row table:style-name="ro31">
          <table:table-cell table:style-name="ce15" office:value-type="string">
            <text:p>1011_Bestätigungen_36</text:p>
          </table:table-cell>
          <table:table-cell table:style-name="ce27" office:value-type="string">
            <text:p>Messages: Gruppenmitteilungen (aus Rechtemanagement) (<text:a xlink:href="http://hg.olat.uzh.ch/repos/OLAT-1011/raw-file/2837491e032a/src/test/resources/specification/notification/messages/receivemessages/Gruppenmitteilungen.pdf">http://hg.olat.uzh.ch/repos/OLAT-1011/raw-file/2837491e032a/src/test/resources/specification/notification/messages/receivemessages/Gruppenmitteilungen.pdf</text:a>)</text:p>
          </table:table-cell>
          <table:table-cell table:style-name="ce27" office:value-type="string">
            <text:p>Emailversand_als_Systemadministrator_an_Rechtegruppenmitglieder</text:p>
          </table:table-cell>
          <table:table-cell table:style-name="ce27" office:value-type="string">
            <text:p>Dieser Testcase überprüft, dass der OLAT Systemadministrator ein Email an alle oder ausgewählten Rechtegruppenmitglieder eines Kurses über 'Aktionen Gruppe' und Link 'Email an Mitglieder senden' senden kann und diese das Email mit richtigem Format erhalten. Nach Wunsch kann der Absender eine Kopie erhalten.</text:p>
          </table:table-cell>
          <table:table-cell table:style-name="ce27" table:number-columns-repeated="2"/>
          <table:table-cell table:style-name="ce15" table:number-columns-repeated="2"/>
          <table:table-cell table:style-name="ce51" table:content-validation-name="val1" office:value-type="string">
            <text:p>OK</text:p>
          </table:table-cell>
          <table:table-cell table:style-name="ce15" office:value-type="string">
            <text:p>AMA</text:p>
          </table:table-cell>
          <table:table-cell table:style-name="ce59" office:value-type="string">
            <text:p>10.10.2012, 22.10.12</text:p>
          </table:table-cell>
          <table:table-cell table:style-name="ce68" office:value-type="string">
            <text:p>Es funktioniert so weit gut. Es fehlt aber im Feld für die Auswahl der Empfänger der Text (ganz am Anfang) 'Wählen Sie die Empfänger aus.'</text:p>
          </table:table-cell>
          <table:table-cell table:style-name="ce15" table:number-columns-repeated="2"/>
          <table:table-cell table:style-name="ce71" table:number-columns-repeated="1010"/>
        </table:table-row>
        <table:table-row table:style-name="ro7">
          <table:table-cell table:style-name="ce16" office:value-type="string">
            <text:p>1011_Bestätigungen_37</text:p>
          </table:table-cell>
          <table:table-cell table:style-name="ce28" office:value-type="string">
            <text:p>Messages: Mitteilungen aus Home (<text:a xlink:href="http://hg.olat.uzh.ch/repos/OLAT-1011/raw-file/2837491e032a/src/test/resources/specification/notification/messages/receivemessages/HomeKontaktformular.pdf">http://hg.olat.uzh.ch/repos/OLAT-1011/raw-file/2837491e032a/src/test/resources/specification/notification/messages/receivemessages/HomeKontaktformular.pdf</text:a>)</text:p>
          </table:table-cell>
          <table:table-cell table:style-name="ce28" office:value-type="string">
            <text:p>Benutzer_sendet_aus_Home_Email_an_einen_anderen_Benutzer</text:p>
          </table:table-cell>
          <table:table-cell table:style-name="ce28" office:value-type="string">
            <text:p>Dieser Testcase überprüft, dass ein OLAT Benutzer über das Kontakformular seines Home ein Email an einen anderen OLAT-Benutzer senden kann und dieser das Email mit richtigem Format erhält. Nach Wunsch kann der Absender eine Kopie erhalten.</text:p>
          </table:table-cell>
          <table:table-cell table:style-name="ce16" table:number-columns-repeated="4"/>
          <table:table-cell table:style-name="ce51" table:content-validation-name="val1" office:value-type="string">
            <text:p>OK</text:p>
          </table:table-cell>
          <table:table-cell table:style-name="ce16" office:value-type="string">
            <text:p>AMA</text:p>
          </table:table-cell>
          <table:table-cell table:style-name="ce60" office:value-type="date" office:date-value="2012-10-10">
            <text:p>10.10.12</text:p>
          </table:table-cell>
          <table:table-cell table:style-name="ce16" table:number-columns-repeated="3"/>
          <table:table-cell table:style-name="ce71" table:number-columns-repeated="1010"/>
        </table:table-row>
        <table:table-row table:style-name="ro32">
          <table:table-cell table:style-name="ce17" office:value-type="string">
            <text:p>1011_Bestätigungen_38</text:p>
          </table:table-cell>
          <table:table-cell table:style-name="ce29" office:value-type="string">
            <text:p>Messages: Mitteilungen an Katalogverwalter (<text:a xlink:href="http://hg.olat.uzh.ch/repos/OLAT-1011/raw-file/2837491e032a/src/test/resources/specification/notification/messages/receivemessages/Katalogverwalter.pdf">http://hg.olat.uzh.ch/repos/OLAT-1011/raw-file/2837491e032a/src/test/resources/specification/notification/messages/receivemessages/Katalogverwalter.pdf</text:a>)</text:p>
          </table:table-cell>
          <table:table-cell table:style-name="ce33" office:value-type="string">
            <text:p>Systemadministrator_sendet_Katalogverwalter_Email_über_LernressourcenTab</text:p>
          </table:table-cell>
          <table:table-cell table:style-name="ce33" office:value-type="string">
            <text:p>Dieser Testcase überprüft, dass der Systemadministrator dem Katalogverwalter eine Nachricht (Email) über Lernressourcen-Tab / Katalog / Kategorie / E-Mail an Verwalter senden kann und dieser das Email mit richtigem Format erhält. Nach Wunsch kann der Absender eine Kopie erhalten.</text:p>
          </table:table-cell>
          <table:table-cell table:style-name="ce33"/>
          <table:table-cell table:style-name="ce42"/>
          <table:table-cell table:style-name="ce33" table:number-columns-repeated="2"/>
          <table:table-cell table:style-name="ce51" table:content-validation-name="val1" office:value-type="string">
            <text:p>NOK</text:p>
          </table:table-cell>
          <table:table-cell table:style-name="ce42" office:value-type="string">
            <text:p>AMA</text:p>
          </table:table-cell>
          <table:table-cell table:style-name="ce66" office:value-type="date" office:date-value="2012-10-15">
            <text:p>15.10.12</text:p>
          </table:table-cell>
          <table:table-cell table:style-name="ce33" office:value-type="string">
            <text:p>Es funktioniert so weit gut. Aber das zu editierende Mitteilungsfeld kommt als Popup und nicht im Inhaltbereich eingebettet.</text:p>
            <text:p>22.10.12: In Abklärung mit Lavinia, ob sie das gemäss Spez. Implementiert.</text:p>
          </table:table-cell>
          <table:table-cell table:style-name="ce33" table:number-columns-repeated="2"/>
          <table:table-cell table:style-name="ce71" table:number-columns-repeated="1010"/>
        </table:table-row>
        <table:table-row table:style-name="ro32">
          <table:table-cell table:style-name="ce17" office:value-type="string">
            <text:p>1011_Bestätigungen_39</text:p>
          </table:table-cell>
          <table:table-cell table:style-name="ce29" office:value-type="string">
            <text:p>Messages: Mitteilungen an Katalogverwalter (<text:a xlink:href="http://hg.olat.uzh.ch/repos/OLAT-1011/raw-file/2837491e032a/src/test/resources/specification/notification/messages/receivemessages/Katalogverwalter.pdf">http://hg.olat.uzh.ch/repos/OLAT-1011/raw-file/2837491e032a/src/test/resources/specification/notification/messages/receivemessages/Katalogverwalter.pdf</text:a>)</text:p>
          </table:table-cell>
          <table:table-cell table:style-name="ce33" office:value-type="string">
            <text:p>Lernressourcenverwalter_sendet_Katalogverwalter_Email_über_LernressourcenTab</text:p>
          </table:table-cell>
          <table:table-cell table:style-name="ce33" office:value-type="string">
            <text:p>Dieser Testcase überprüft, dass der Lernressourcenverwalter dem Katalogverwalter eine Nachricht (Email) über Lernressourcen-Tab / Kategorie /' E-Mail an Verwalter' senden kann und dieser das Email mit richtigem Format erhält. Nach Wunsch kann der Absender eine Kopie erhalten.</text:p>
          </table:table-cell>
          <table:table-cell table:style-name="ce33" office:value-type="string">
            <text:p>Lernressourceverwalter </text:p>
          </table:table-cell>
          <table:table-cell table:style-name="ce42"/>
          <table:table-cell table:style-name="ce33" table:number-columns-repeated="2"/>
          <table:table-cell table:style-name="ce51" table:content-validation-name="val1" office:value-type="string">
            <text:p>NOK</text:p>
          </table:table-cell>
          <table:table-cell table:style-name="ce42" office:value-type="string">
            <text:p>AMA</text:p>
          </table:table-cell>
          <table:table-cell table:style-name="ce66" office:value-type="date" office:date-value="2012-10-15">
            <text:p>15.10.12</text:p>
          </table:table-cell>
          <table:table-cell table:style-name="ce33" office:value-type="string">
            <text:p>Es funktioniert so weit gut. Aber das zu editierende Mitteilungsfeld kommt als Popup und nicht in Inhaltbereich eingebettet.</text:p>
            <text:p>22.10.12: In Abklärung mit Lavinia, ob sie das gemäss Spez. implementiert.</text:p>
          </table:table-cell>
          <table:table-cell table:style-name="ce33" table:number-columns-repeated="2"/>
          <table:table-cell table:style-name="ce71" table:number-columns-repeated="1010"/>
        </table:table-row>
        <table:table-row table:style-name="ro26">
          <table:table-cell table:style-name="ce18" office:value-type="string">
            <text:p>1011_Bestätigungen_40</text:p>
          </table:table-cell>
          <table:table-cell table:style-name="ce25" office:value-type="string">
            <text:p>Notification: Aufgaben löschen (<text:a xlink:href="http://hg.olat.uzh.ch/repos/OLAT-1011/raw-file/0b78a1dff937/src/test/resources/specification/notification/confirmations/receiveconfirmations/DeleteTaskFile.pdf">http://hg.olat.uzh.ch/repos/OLAT-1011/raw-file/0b78a1dff937/src/test/resources/specification/notification/confirmations/receiveconfirmations/DeleteTaskFile.pdf</text:a>)</text:p>
          </table:table-cell>
          <table:table-cell table:style-name="ce32" office:value-type="string">
            <text:p>Teilnehmer_bekommt_Email_wenn_Kursbesitzer_File_aus_Aufgabenbaustein_löscht</text:p>
          </table:table-cell>
          <table:table-cell table:style-name="ce32" office:value-type="string">
            <text:p>Dieser Testcase überprüft, dass der Teilnehmer automatisch eine Benachrichtigungsemail mit richtigem Format erhält, wenn der Kursbesitzer im Kurseditor ein zuvor hochgeladenes File vom Aufgabenbaustein (Tab Zuweisung / 'Aufga benordner öffnen') löscht.</text:p>
          </table:table-cell>
          <table:table-cell table:style-name="ce32"/>
          <table:table-cell table:style-name="ce41"/>
          <table:table-cell table:style-name="ce32" table:number-columns-repeated="2"/>
          <table:table-cell table:style-name="ce51" table:content-validation-name="val1" office:value-type="string">
            <text:p>OK</text:p>
          </table:table-cell>
          <table:table-cell table:style-name="ce41" office:value-type="string">
            <text:p>AMA</text:p>
          </table:table-cell>
          <table:table-cell table:style-name="ce57" office:value-type="string">
            <text:p>16.10.2012, 22.10.12</text:p>
          </table:table-cell>
          <table:table-cell table:style-name="ce32" office:value-type="string">
            <text:p>16.10.12: Es funktioniert so weit gut. Aber im Emailtext steht ein '/' am Anfang des gelöschten <text:s/>Kursnamens. Das Slash soll weg.</text:p>
            <text:p>22.10.12: Retest ok.</text:p>
          </table:table-cell>
          <table:table-cell table:style-name="ce32" table:number-columns-repeated="2"/>
          <table:table-cell table:style-name="ce71" table:number-columns-repeated="1010"/>
        </table:table-row>
        <table:table-row table:style-name="ro7">
          <table:table-cell table:style-name="ce19" office:value-type="string">
            <text:p>1011_Bestätigungen_41</text:p>
          </table:table-cell>
          <table:table-cell table:style-name="ce19" office:value-type="string">
            <text:p>Notification: Activation - Passwortlink (<text:a xlink:href="http://hg.olat.uzh.ch/repos/OLAT-1011/raw-file/2837491e032a/src/test/resources/specification/notification/activations/receiveactivations/Passwortlink.pdf">http://hg.olat.uzh.ch/repos/OLAT-1011/raw-file/2837491e032a/src/test/resources/specification/notification/activations/receiveactivations/Passwortlink.pdf</text:a>)</text:p>
          </table:table-cell>
          <table:table-cell table:style-name="ce34" office:value-type="string">
            <text:p>Benutzer_bekommt_Email_von_Support_mit_Passwortlink_zum_Passwort_neu_setzen</text:p>
          </table:table-cell>
          <table:table-cell table:style-name="ce34" office:value-type="string">
            <text:p>Dieser Testcase überprüft, dass der OLAT-Benutzer, nach dem er den OLAT-Support kontaktiert hat, ein Email mit einem Link erhält. Dieser Link dient zur Setzung des neuen Passwortes. Emailformat soll gemäss Spezifikation sein.</text:p>
          </table:table-cell>
          <table:table-cell table:style-name="ce34" office:value-type="string">
            <text:p>OLAT-Benutzer hat sein Passwort vergessen und den OLAT-Support kontaktiert.</text:p>
          </table:table-cell>
          <table:table-cell table:style-name="ce43"/>
          <table:table-cell table:style-name="ce34" table:number-columns-repeated="2"/>
          <table:table-cell table:style-name="ce51" table:content-validation-name="val1"/>
          <table:table-cell table:style-name="ce43"/>
          <table:table-cell table:style-name="ce67"/>
          <table:table-cell table:style-name="ce34" table:number-columns-repeated="3"/>
          <table:table-cell table:style-name="ce71" table:number-columns-repeated="1010"/>
        </table:table-row>
        <table:table-row table:style-name="ro7">
          <table:table-cell table:style-name="ce19" office:value-type="string">
            <text:p>1011_Bestätigungen_42</text:p>
          </table:table-cell>
          <table:table-cell table:style-name="ce19" office:value-type="string">
            <text:p>Notification: Activation – Passwort vergessen (<text:a xlink:href="http://hg.olat.uzh.ch/repos/OLAT-1011/raw-file/2837491e032a/src/test/resources/specification/notification/activations/receiveactivations/LinkPasswortVergessen.pdf">http://hg.olat.uzh.ch/repos/OLAT-1011/raw-file/2837491e032a/src/test/resources/specification/notification/activations/receiveactivations/LinkPasswortVergessen.pdf</text:a>)</text:p>
          </table:table-cell>
          <table:table-cell table:style-name="ce35" office:value-type="string">
            <text:p>Benutzer_bekommt_Email_mit_Passwortlink_zum_Passwort_neu_setzen</text:p>
          </table:table-cell>
          <table:table-cell table:style-name="ce34" office:value-type="string">
            <text:p>Dieser Testcase überprüft, dass der OLAT-Benutzer, nach dem er den Link 'Passwort vergessen' angeklickt hat, ein Email mit einem Link erhält. Dieser Link dient zur Setzung des neuen Passwortes. Emailformat soll gemäss Spezifikation stimmen.</text:p>
          </table:table-cell>
          <table:table-cell table:style-name="ce34" office:value-type="string">
            <text:p>OLAT-Benutzer hat sein Passwort vergessen und den Link 'Passwort vergessen' aus der Loginseite angeklickt.</text:p>
          </table:table-cell>
          <table:table-cell table:style-name="ce36" table:number-columns-repeated="6"/>
          <table:table-cell table:number-columns-repeated="1013"/>
        </table:table-row>
        <table:table-row table:style-name="ro4">
          <table:table-cell table:style-name="ce19" office:value-type="string">
            <text:p>1011_Bestätigungen_43</text:p>
          </table:table-cell>
          <table:table-cell table:style-name="ce19" office:value-type="string">
            <text:p>Notification: Activation – Email-Adresse ändern (<text:a xlink:href="http://hg.olat.uzh.ch/repos/OLAT-1011/raw-file/2837491e032a/src/test/resources/specification/notification/activations/receiveactivations/ChangeEMailAdress.pdf">http://hg.olat.uzh.ch/repos/OLAT-1011/raw-file/2837491e032a/src/test/resources/specification/notification/activations/receiveactivations/ChangeEMailAdress.pdf</text:a>)</text:p>
          </table:table-cell>
          <table:table-cell table:style-name="ce35" office:value-type="string">
            <text:p>Benutzer_bekommt_Email_nach_selber_Emailadressenänderung</text:p>
          </table:table-cell>
          <table:table-cell table:style-name="ce34" office:value-type="string">
            <text:p>Dieser Testcase überprüft, dass der OLAT-Benutzer seine OLAT-Emailadresse ändert und er auf diesem Grund ein Email auf der neuen Emailadresse erhält, mit dem Zweck Aktivierung dieser neuen Emailadresse. Emailformat soll gemäss Spezifikation stimmen.</text:p>
          </table:table-cell>
          <table:table-cell table:style-name="ce34" office:value-type="string">
            <text:p>Kein Login über Shibboleth</text:p>
          </table:table-cell>
          <table:table-cell table:style-name="ce36" table:number-columns-repeated="6"/>
          <table:table-cell table:number-columns-repeated="1013"/>
        </table:table-row>
        <table:table-row table:style-name="ro6">
          <table:table-cell table:style-name="ce19" office:value-type="string">
            <text:p>1011_Bestätigungen_44</text:p>
          </table:table-cell>
          <table:table-cell table:style-name="ce19" office:value-type="string">
            <text:p>Notification: Activation – ePortfolio (<text:a xlink:href="http://hg.olat.uzh.ch/repos/OLAT-1011/raw-file/2837491e032a/src/test/resources/specification/notification/activations/receiveactivations/ePortfolioEinladung.pdf">http://hg.olat.uzh.ch/repos/OLAT-1011/raw-file/2837491e032a/src/test/resources/specification/notification/activations/receiveactivations/ePortfolioEinladung.pdf</text:a>)</text:p>
          </table:table-cell>
          <table:table-cell table:style-name="ce35" office:value-type="string">
            <text:p>Benutzer_bekommt_Email_mit_Link_zur_Ansicht_des_ePortfolios_eines_anderen_Benutzers</text:p>
          </table:table-cell>
          <table:table-cell table:style-name="ce34" office:value-type="string">
            <text:p>Dieser Testcase überprüft, dass ein OLAT-Benutzer ein Email eines anderen OLAT-Benutzers mit einem Link erhält. Über diesen kann der 1. Benutzer die Portfoliomappe des 2. Benutzers betrachten. Der 1. Benutzer muss bei seinem ePortfolio / Meine Sammelmappe seine 'Mappe freigeben' und die Benutzer sowie Zeitraum festlegen.</text:p>
          </table:table-cell>
          <table:table-cell table:style-name="ce34"/>
          <table:table-cell table:style-name="ce36" table:number-columns-repeated="6"/>
          <table:table-cell table:number-columns-repeated="1013"/>
        </table:table-row>
        <table:table-row table:style-name="ro33">
          <table:table-cell table:style-name="ce19" office:value-type="string">
            <text:p>1011_Bestätigungen_45</text:p>
          </table:table-cell>
          <table:table-cell table:style-name="ce19" office:value-type="string">
            <text:p>Notification: Activation – DeleteGroups (<text:a xlink:href="http://hg.olat.uzh.ch/repos/OLAT-1011/raw-file/2837491e032a/src/test/resources/specification/notification/activations/receiveactivations/DeleteGroups.pdf">http://hg.olat.uzh.ch/repos/OLAT-1011/raw-file/2837491e032a/src/test/resources/specification/notification/activations/receiveactivations/DeleteGroups.pdf</text:a>)</text:p>
          </table:table-cell>
          <table:table-cell table:style-name="ce35" office:value-type="string">
            <text:p>Arbeitsgruppenbesitzer_und_Mitbesitzer_bekommen_Email_dass_Gruppe_bald_gelöscht wird</text:p>
          </table:table-cell>
          <table:table-cell table:style-name="ce34" office:value-type="string">
            <text:p>Dieser Testcase überprüft, dass ein Arbeitsgruppenbesitzer und und allfällige Mitbesitzer ein Email erhalten, wenn der Administrator im Tab Gruppen / Meine Arbeitsgruppen / Löschen 'Arbeitsgruppen' eine oder mehrere</text:p>
            <text:p>Arbeitsgruppen zur Löschung wählt. Administrator klickt auf Knopf 'Email mit Löschankündigung an Besitzer senden'. Emailformat soll gemäss Spezifikation stimmen.</text:p>
          </table:table-cell>
          <table:table-cell table:style-name="ce31" office:value-type="string">
            <text:p>Es sollen inaktive Arbeitsgruppen geben, die älter als der angegebene Wert in 'Fristen ändern' geben.</text:p>
          </table:table-cell>
          <table:table-cell table:style-name="Default" table:number-columns-repeated="9"/>
          <table:table-cell table:number-columns-repeated="1010"/>
        </table:table-row>
        <table:table-row table:style-name="ro12">
          <table:table-cell table:style-name="ce19" office:value-type="string">
            <text:p>1011_Bestätigungen_46</text:p>
          </table:table-cell>
          <table:table-cell table:style-name="ce19" office:value-type="string">
            <text:p>Notification: Activation – DeleteLearnressources (<text:a xlink:href="http://hg.olat.uzh.ch/repos/OLAT-1011/raw-file/2837491e032a/src/test/resources/specification/notification/activations/receiveactivations/DeleteLearnresources.pdf">http://hg.olat.uzh.ch/repos/OLAT-1011/raw-file/2837491e032a/src/test/resources/specification/notification/activations/receiveactivations/DeleteLearnresources.pdf</text:a>)</text:p>
          </table:table-cell>
          <table:table-cell table:style-name="ce35" office:value-type="string">
            <text:p>Lernressourcenbesitzer_und_Mitbesitzer_bekommen_Email_dass_Lernressouce_bald_gelöscht wird</text:p>
          </table:table-cell>
          <table:table-cell table:style-name="ce34" office:value-type="string">
            <text:p>Dieser Testcase überprüft, dass ein Lernressourcenbesitzer und und allfällige Mitbesitzer ein Email erhalten, wenn der Administrator im Tab Lernressourcen / Sammelfunktion 'Ressourcen löschen' eine oder mehrere Lernressourcen zur Löschung wählt. Administrator klickt dafür auf Knopf 'Email mit Löschankündigung an Besitzer senden'. Emailformat soll gemäss Spezifikation stimmen.</text:p>
          </table:table-cell>
          <table:table-cell table:style-name="ce31" office:value-type="string">
            <text:p>Es sollen inaktive Lernressourcen geben, die älter als der angegebene Wert in 'Fristen ändern' geben.</text:p>
          </table:table-cell>
          <table:table-cell table:style-name="Default" table:number-columns-repeated="9"/>
          <table:table-cell table:number-columns-repeated="1010"/>
        </table:table-row>
        <table:table-row table:style-name="ro24" table:number-rows-repeated="4">
          <table:table-cell table:style-name="Default" table:number-columns-repeated="14"/>
          <table:table-cell table:number-columns-repeated="1010"/>
        </table:table-row>
        <table:table-row table:style-name="ro25">
          <table:table-cell table:style-name="ce20"/>
          <table:table-cell table:style-name="ce30" office:value-type="string">
            <text:p>Notifications</text:p>
          </table:table-cell>
          <table:table-cell table:style-name="ce35" office:value-type="string">
            <text:p>Teilnehmer_bekommt_Email_beim_Eintragen_durch_Besitzer_in_ein_Thema_einer_Themenvergabe</text:p>
          </table:table-cell>
          <table:table-cell table:style-name="ce35" office:value-type="string">
            <text:p>Dieser Testcase überprüft, dass der Teilnehmer automatisch eine Bestätigungsemail mit richtigem Format erhält, wenn der Besitzer ihn in ein Thema einer Themenvergabe einträgt.</text:p>
          </table:table-cell>
          <table:table-cell table:style-name="ce35"/>
          <table:table-cell table:number-columns-repeated="3"/>
          <table:table-cell table:content-validation-name="val1"/>
          <table:table-cell table:style-name="ce44" table:number-columns-repeated="2"/>
          <table:table-cell table:style-name="ce69"/>
          <table:table-cell table:style-name="ce35" table:number-columns-repeated="2"/>
          <table:table-cell table:number-columns-repeated="1010"/>
        </table:table-row>
        <table:table-row table:style-name="ro25">
          <table:table-cell table:style-name="ce20"/>
          <table:table-cell table:style-name="ce30" office:value-type="string">
            <text:p>Notifications</text:p>
          </table:table-cell>
          <table:table-cell table:style-name="ce35" office:value-type="string">
            <text:p>Teilnehmer_bekommt_Email_beim_Eintragen_durch_Themenverantwortlichen_in_ein_Thema_einer_Themenvergabe</text:p>
          </table:table-cell>
          <table:table-cell table:style-name="ce35" office:value-type="string">
            <text:p>Dieser Testcase überprüft, dass der Teilnehmer automatisch eine Bestätigungsemail mit richtigem Format erhält, wenn der Themenverantwortliche ihn in ein Thema einer Themenvergabe einträgt.</text:p>
          </table:table-cell>
          <table:table-cell table:style-name="ce35"/>
          <table:table-cell table:number-columns-repeated="3"/>
          <table:table-cell table:content-validation-name="val1"/>
          <table:table-cell table:style-name="ce44" table:number-columns-repeated="2"/>
          <table:table-cell table:style-name="ce69"/>
          <table:table-cell table:style-name="ce35" table:number-columns-repeated="2"/>
          <table:table-cell table:number-columns-repeated="1010"/>
        </table:table-row>
        <table:table-row table:style-name="ro25">
          <table:table-cell table:style-name="ce20"/>
          <table:table-cell table:style-name="ce30" office:value-type="string">
            <text:p>Notifications</text:p>
          </table:table-cell>
          <table:table-cell table:style-name="ce35" office:value-type="string">
            <text:p>Teilnehmer_bekommt_Email_beim_Austragen_durch_Besitzer_aus_einem_Thema_einer_Themenvergabe</text:p>
          </table:table-cell>
          <table:table-cell table:style-name="ce35" office:value-type="string">
            <text:p>Dieser Testcase überprüft, dass der Teilnehmer automatisch eine Bestätigungsemail mit richtigem Format erhält, wenn der Besitzer ihn aus einem Thema einer Themenvergabe austrägt.</text:p>
          </table:table-cell>
          <table:table-cell table:style-name="ce35"/>
          <table:table-cell table:number-columns-repeated="3"/>
          <table:table-cell table:content-validation-name="val1"/>
          <table:table-cell table:style-name="ce44" table:number-columns-repeated="2"/>
          <table:table-cell table:style-name="ce69"/>
          <table:table-cell table:style-name="ce35" table:number-columns-repeated="2"/>
          <table:table-cell table:number-columns-repeated="1010"/>
        </table:table-row>
        <table:table-row table:style-name="ro7">
          <table:table-cell table:style-name="ce20"/>
          <table:table-cell table:style-name="ce30" office:value-type="string">
            <text:p>Notifications</text:p>
          </table:table-cell>
          <table:table-cell table:style-name="ce35" office:value-type="string">
            <text:p>Teilnehmer_bekommt_Email_beim_Austragen_durch_Themenverantwortlichen_aus_einem_Thema_einer_Themenvergabe</text:p>
          </table:table-cell>
          <table:table-cell table:style-name="ce35" office:value-type="string">
            <text:p>Dieser Testcase überprüft, dass der Teilnehmer automatisch eine Bestätigungsemail mit richtigem Format erhält, wenn der Themenverantwortliche ihn aus einem Thema einer Themenvergabe austrägt.</text:p>
          </table:table-cell>
          <table:table-cell table:style-name="ce35"/>
          <table:table-cell/>
          <table:table-cell table:style-name="ce46" table:number-columns-repeated="2"/>
          <table:table-cell table:content-validation-name="val1"/>
          <table:table-cell table:style-name="ce44" table:number-columns-repeated="2"/>
          <table:table-cell table:style-name="ce69"/>
          <table:table-cell table:style-name="ce35" table:number-columns-repeated="2"/>
          <table:table-cell table:number-columns-repeated="1010"/>
        </table:table-row>
        <table:table-row table:style-name="ro25">
          <table:table-cell table:style-name="ce20"/>
          <table:table-cell table:style-name="ce30" office:value-type="string">
            <text:p>Notifications</text:p>
          </table:table-cell>
          <table:table-cell table:style-name="ce35" office:value-type="string">
            <text:p>Besitzer_akzeptiert_Teilnehmer_für_ein_Thema_einer_Themenvergabe</text:p>
          </table:table-cell>
          <table:table-cell table:style-name="ce35" office:value-type="string">
            <text:p>Dieser Testcase überprüft, dass der Teilnehmer automatisch eine Bestätigungsemail mit richtigem Format erhält, wenn der Besitzer ihn für ein Thema einer Themenvergabe akzeptiert.</text:p>
          </table:table-cell>
          <table:table-cell table:style-name="ce35"/>
          <table:table-cell table:number-columns-repeated="3"/>
          <table:table-cell table:content-validation-name="val1"/>
          <table:table-cell table:style-name="ce44" table:number-columns-repeated="2"/>
          <table:table-cell table:style-name="ce69"/>
          <table:table-cell table:style-name="ce35" table:number-columns-repeated="2"/>
          <table:table-cell table:number-columns-repeated="1010"/>
        </table:table-row>
        <table:table-row table:style-name="ro7">
          <table:table-cell table:style-name="ce20"/>
          <table:table-cell table:style-name="ce30" office:value-type="string">
            <text:p>Notifications</text:p>
          </table:table-cell>
          <table:table-cell table:style-name="ce35" office:value-type="string">
            <text:p>Themenverantwortlicher_akzeptiert_Teilnehmer_für_ein_Thema_einer_Themenvergabe</text:p>
          </table:table-cell>
          <table:table-cell table:style-name="ce35" office:value-type="string">
            <text:p>Dieser Testcase überprüft, dass der Teilnehmer automatisch eine Bestätigungsemail mit richtigem Format erhält, wenn der Themenverantwortliche ihn für ein Thema einer Themenvergabe akzeptiert.</text:p>
          </table:table-cell>
          <table:table-cell table:style-name="ce35"/>
          <table:table-cell table:number-columns-repeated="3"/>
          <table:table-cell table:content-validation-name="val1"/>
          <table:table-cell table:style-name="ce44" table:number-columns-repeated="2"/>
          <table:table-cell table:style-name="ce69"/>
          <table:table-cell table:style-name="ce35" table:number-columns-repeated="2"/>
          <table:table-cell table:number-columns-repeated="1010"/>
        </table:table-row>
        <table:table-row table:style-name="ro25">
          <table:table-cell table:style-name="ce20"/>
          <table:table-cell table:style-name="ce30" office:value-type="string">
            <text:p>Notifications</text:p>
          </table:table-cell>
          <table:table-cell table:style-name="ce35" office:value-type="string">
            <text:p>Besitzer_akzeptiert_Teilnehmer_NICHT_für_ein_Thema_einer_Themenvergabe</text:p>
          </table:table-cell>
          <table:table-cell table:style-name="ce35" office:value-type="string">
            <text:p>Dieser Testcase überprüft, dass der Teilnehmer automatisch eine Bestätigungsemail mit richtigem Format erhält, wenn der Besitzer ihn nicht für ein Thema einer Themenvergabe akzeptiert.</text:p>
          </table:table-cell>
          <table:table-cell table:style-name="ce35"/>
          <table:table-cell table:number-columns-repeated="3"/>
          <table:table-cell table:content-validation-name="val1"/>
          <table:table-cell table:style-name="ce44" table:number-columns-repeated="2"/>
          <table:table-cell table:style-name="ce69"/>
          <table:table-cell table:style-name="ce35" table:number-columns-repeated="2"/>
          <table:table-cell table:number-columns-repeated="1010"/>
        </table:table-row>
        <table:table-row table:style-name="ro7">
          <table:table-cell table:style-name="ce20"/>
          <table:table-cell table:style-name="ce30" office:value-type="string">
            <text:p>Notifications</text:p>
          </table:table-cell>
          <table:table-cell table:style-name="ce35" office:value-type="string">
            <text:p>Themenverantwortlicher_akzeptiert_Teilnehmer_NICHT_für_ein_Thema_einer_Themenvergabe</text:p>
          </table:table-cell>
          <table:table-cell table:style-name="ce35" office:value-type="string">
            <text:p>Dieser Testcase überprüft, dass der Teilnehmer automatisch eine Bestätigungsemail mit richtigem Format erhält, wenn der Themenverantwortliche ihn nicht für ein Thema einer Themenvergabe akzeptiert.</text:p>
          </table:table-cell>
          <table:table-cell table:style-name="ce35"/>
          <table:table-cell table:number-columns-repeated="3"/>
          <table:table-cell table:content-validation-name="val1"/>
          <table:table-cell table:style-name="ce44" table:number-columns-repeated="2"/>
          <table:table-cell table:style-name="ce69"/>
          <table:table-cell table:style-name="ce35" table:number-columns-repeated="2"/>
          <table:table-cell table:number-columns-repeated="1010"/>
        </table:table-row>
        <table:table-row table:style-name="ro25">
          <table:table-cell table:style-name="ce20"/>
          <table:table-cell table:style-name="ce30" office:value-type="string">
            <text:p>Notifications</text:p>
          </table:table-cell>
          <table:table-cell table:style-name="ce35" office:value-type="string">
            <text:p>Teilnehmer_wählt_ein_Thema_einer_Themenvergabe</text:p>
          </table:table-cell>
          <table:table-cell table:style-name="ce35" office:value-type="string">
            <text:p>Dieser Testcase überprüft, dass der Besitzer und der Themenverantworltiche automatisch eine Bestätigungsemail mit richtigem Format erhalten, wenn der Teilnehmer ein Thema einer Themenvergabe wählt.</text:p>
          </table:table-cell>
          <table:table-cell table:number-columns-repeated="4"/>
          <table:table-cell table:content-validation-name="val1"/>
          <table:table-cell table:style-name="ce53" table:number-columns-repeated="2"/>
          <table:table-cell table:number-columns-repeated="1013"/>
        </table:table-row>
        <table:table-row table:style-name="ro25">
          <table:table-cell table:style-name="ce20"/>
          <table:table-cell table:style-name="ce30" office:value-type="string">
            <text:p>Notifications</text:p>
          </table:table-cell>
          <table:table-cell table:style-name="ce35" office:value-type="string">
            <text:p>Teilnehmer_wählt_ein_Thema_einer_Themenvergabe_ab</text:p>
          </table:table-cell>
          <table:table-cell table:style-name="ce35" office:value-type="string">
            <text:p>Dieser Testcase überprüft, dass der Besitzer und der Themenverantworltiche automatisch eine Bestätigungsemail mit richtigem Format erhalten, wenn der Teilnehmer ein Thema einer Themenvergabe abwählt.</text:p>
          </table:table-cell>
          <table:table-cell table:number-columns-repeated="4"/>
          <table:table-cell table:content-validation-name="val1"/>
          <table:table-cell table:style-name="ce53" table:number-columns-repeated="2"/>
          <table:table-cell table:number-columns-repeated="1013"/>
        </table:table-row>
        <table:table-row table:style-name="ro7">
          <table:table-cell table:style-name="ce20"/>
          <table:table-cell table:style-name="ce30" office:value-type="string">
            <text:p>Notifications</text:p>
          </table:table-cell>
          <table:table-cell table:style-name="ce35" office:value-type="string">
            <text:p>Besitzer_löscht_ein_Thema_einer_Themenvergabe</text:p>
          </table:table-cell>
          <table:table-cell table:style-name="ce35" office:value-type="string">
            <text:p>Dieser Testcase überprüft, dass die eingeschriebenen Teilnehmer dieser Themengruppe aufgrund der Themalöschung durch den Besitzer automatisch eine Bestätigungsemail mit richtigem Format erhalten</text:p>
          </table:table-cell>
          <table:table-cell table:style-name="ce35"/>
          <table:table-cell/>
          <table:table-cell table:style-name="ce46"/>
          <table:table-cell/>
          <table:table-cell table:content-validation-name="val1"/>
          <table:table-cell table:style-name="ce44" table:number-columns-repeated="2"/>
          <table:table-cell table:style-name="Default"/>
          <table:table-cell table:style-name="ce35" table:number-columns-repeated="2"/>
          <table:table-cell table:number-columns-repeated="1010"/>
        </table:table-row>
        <table:table-row table:style-name="ro7">
          <table:table-cell table:style-name="ce20"/>
          <table:table-cell table:style-name="ce30" office:value-type="string">
            <text:p>Notifications</text:p>
          </table:table-cell>
          <table:table-cell table:style-name="ce35" office:value-type="string">
            <text:p>Themenverantwortlicher_löscht_ein_Thema_einer_Themenvergabe</text:p>
          </table:table-cell>
          <table:table-cell table:style-name="ce35" office:value-type="string">
            <text:p>Dieser Testcase überprüft, dass die eingeschriebenen Teilnehmer dieser Themengruppe aufgrund der Themalöschung durch den Themenverantwortlichen automatisch eine Bestätigungsemail mit richtigem Format erhalten</text:p>
          </table:table-cell>
          <table:table-cell table:style-name="ce35"/>
          <table:table-cell table:number-columns-repeated="3"/>
          <table:table-cell table:content-validation-name="val1"/>
          <table:table-cell table:style-name="ce44" table:number-columns-repeated="2"/>
          <table:table-cell table:style-name="ce69"/>
          <table:table-cell table:style-name="ce35" table:number-columns-repeated="2"/>
          <table:table-cell table:number-columns-repeated="1010"/>
        </table:table-row>
        <table:table-row table:style-name="ro7">
          <table:table-cell table:style-name="ce20"/>
          <table:table-cell table:style-name="ce30" office:value-type="string">
            <text:p>Notifications</text:p>
          </table:table-cell>
          <table:table-cell table:style-name="ce35" office:value-type="string">
            <text:p>Besitzer_ändert_ein_Thema_einer_Themenvergabe</text:p>
          </table:table-cell>
          <table:table-cell table:style-name="ce35" office:value-type="string">
            <text:p>Dieser Testcase überprüft, dass die eingeschriebenen Teilnehmer dieser Themengruppe aufgrund der Themaänderung durch den Besitzer automatisch eine Bestätigungsemail mit richtigem Format erhalten</text:p>
          </table:table-cell>
          <table:table-cell table:style-name="ce35"/>
          <table:table-cell table:number-columns-repeated="3"/>
          <table:table-cell table:content-validation-name="val1"/>
          <table:table-cell table:style-name="ce44" table:number-columns-repeated="2"/>
          <table:table-cell table:style-name="ce70"/>
          <table:table-cell table:style-name="ce35"/>
          <table:table-cell table:style-name="ce70"/>
          <table:table-cell table:number-columns-repeated="1010"/>
        </table:table-row>
        <table:table-row table:style-name="ro7">
          <table:table-cell table:style-name="ce20"/>
          <table:table-cell table:style-name="ce30" office:value-type="string">
            <text:p>Notifications</text:p>
          </table:table-cell>
          <table:table-cell table:style-name="ce35" office:value-type="string">
            <text:p>Themenverantwortlicher_ändert_ein_Thema_einer_Themenvergabe</text:p>
          </table:table-cell>
          <table:table-cell table:style-name="ce35" office:value-type="string">
            <text:p>Dieser Testcase überprüft, dass die eingeschriebenen Teilnehmer dieser Themengruppe aufgrund der Themaänderung durch den Themenverantwortlichen automatisch eine Bestätigungsemail mit richtigem Format erhalten</text:p>
          </table:table-cell>
          <table:table-cell table:style-name="ce35"/>
          <table:table-cell table:number-columns-repeated="3"/>
          <table:table-cell table:content-validation-name="val1"/>
          <table:table-cell table:style-name="ce44" table:number-columns-repeated="2"/>
          <table:table-cell table:style-name="ce69"/>
          <table:table-cell table:style-name="ce35" table:number-columns-repeated="2"/>
          <table:table-cell table:number-columns-repeated="1010"/>
        </table:table-row>
        <table:table-row table:style-name="ro24">
          <table:table-cell table:number-columns-repeated="8"/>
          <table:table-cell table:content-validation-name="val1"/>
          <table:table-cell table:style-name="ce44" table:number-columns-repeated="2"/>
          <table:table-cell table:style-name="ce69"/>
          <table:table-cell table:number-columns-repeated="1012"/>
        </table:table-row>
        <table:table-row table:style-name="ro24" table:number-rows-repeated="3">
          <table:table-cell table:number-columns-repeated="8"/>
          <table:table-cell table:content-validation-name="val1"/>
          <table:table-cell table:number-columns-repeated="1015"/>
        </table:table-row>
        <table:table-row table:style-name="ro24">
          <table:table-cell table:number-columns-repeated="8"/>
          <table:table-cell table:content-validation-name="val1"/>
          <table:table-cell table:number-columns-repeated="2"/>
          <table:table-cell table:style-name="ce70"/>
          <table:table-cell/>
          <table:table-cell table:style-name="ce70"/>
          <table:table-cell table:number-columns-repeated="1010"/>
        </table:table-row>
        <table:table-row table:style-name="ro24" table:number-rows-repeated="2">
          <table:table-cell table:number-columns-repeated="8"/>
          <table:table-cell table:content-validation-name="val1"/>
          <table:table-cell table:number-columns-repeated="1015"/>
        </table:table-row>
        <table:table-row table:style-name="ro24">
          <table:table-cell table:style-name="ce20"/>
          <table:table-cell table:style-name="ce22"/>
          <table:table-cell table:style-name="ce35" table:number-columns-repeated="3"/>
          <table:table-cell table:number-columns-repeated="3"/>
          <table:table-cell table:content-validation-name="val1"/>
          <table:table-cell table:number-columns-repeated="1015"/>
        </table:table-row>
        <table:table-row table:style-name="ro24" table:number-rows-repeated="5">
          <table:table-cell table:number-columns-repeated="8"/>
          <table:table-cell table:content-validation-name="val1"/>
          <table:table-cell table:number-columns-repeated="1015"/>
        </table:table-row>
        <table:table-row table:style-name="ro24">
          <table:table-cell table:style-name="ce20"/>
          <table:table-cell table:style-name="ce22"/>
          <table:table-cell table:style-name="ce35" table:number-columns-repeated="3"/>
          <table:table-cell table:number-columns-repeated="3"/>
          <table:table-cell table:content-validation-name="val1"/>
          <table:table-cell table:number-columns-repeated="1015"/>
        </table:table-row>
        <table:table-row table:style-name="ro24" table:number-rows-repeated="3">
          <table:table-cell table:number-columns-repeated="8"/>
          <table:table-cell table:content-validation-name="val1"/>
          <table:table-cell table:number-columns-repeated="1015"/>
        </table:table-row>
        <table:table-row table:style-name="ro24">
          <table:table-cell table:style-name="ce22" table:number-columns-repeated="2"/>
          <table:table-cell table:style-name="ce35" table:number-columns-repeated="3"/>
          <table:table-cell table:number-columns-repeated="3"/>
          <table:table-cell table:content-validation-name="val1"/>
          <table:table-cell table:number-columns-repeated="1015"/>
        </table:table-row>
        <table:table-row table:style-name="ro24">
          <table:table-cell table:number-columns-repeated="8"/>
          <table:table-cell table:content-validation-name="val1"/>
          <table:table-cell table:number-columns-repeated="1015"/>
        </table:table-row>
        <table:table-row table:style-name="ro24" table:number-rows-repeated="2">
          <table:table-cell table:number-columns-repeated="8"/>
          <table:table-cell table:content-validation-name="val1"/>
          <table:table-cell table:number-columns-repeated="4"/>
          <table:table-cell table:style-name="ce35"/>
          <table:table-cell table:number-columns-repeated="1010"/>
        </table:table-row>
        <table:table-row table:style-name="ro24" table:number-rows-repeated="2">
          <table:table-cell table:number-columns-repeated="8"/>
          <table:table-cell table:content-validation-name="val1"/>
          <table:table-cell table:number-columns-repeated="1015"/>
        </table:table-row>
        <table:table-row table:style-name="ro24">
          <table:table-cell table:number-columns-repeated="8"/>
          <table:table-cell table:content-validation-name="val1"/>
          <table:table-cell table:number-columns-repeated="4"/>
          <table:table-cell table:style-name="ce35"/>
          <table:table-cell table:number-columns-repeated="1010"/>
        </table:table-row>
        <table:table-row table:style-name="ro24" table:number-rows-repeated="2">
          <table:table-cell table:number-columns-repeated="8"/>
          <table:table-cell table:content-validation-name="val1"/>
          <table:table-cell table:number-columns-repeated="1015"/>
        </table:table-row>
        <table:table-row table:style-name="ro24">
          <table:table-cell table:number-columns-repeated="8"/>
          <table:table-cell table:content-validation-name="val1"/>
          <table:table-cell table:number-columns-repeated="1015"/>
        </table:table-row>
      </table:table>
      <table:table table:name="Tabelle1" table:style-name="ta1" table:print="false">
        <office:forms form:automatic-focus="false" form:apply-design-mode="false"/>
        <table:table-column table:style-name="co12" table:default-cell-style-name="ce31"/>
        <table:table-column table:style-name="co13" table:default-cell-style-name="ce31"/>
        <table:table-column table:style-name="co14" table:default-cell-style-name="ce31"/>
        <table:table-column table:style-name="co15" table:default-cell-style-name="ce31"/>
        <table:table-column table:style-name="co6" table:number-columns-repeated="1020" table:default-cell-style-name="ce31"/>
        <table:table-row table:style-name="ro13">
          <table:table-cell table:style-name="ce61" office:value-type="string">
            <text:p>Notifications (Increment 3)</text:p>
          </table:table-cell>
          <table:table-cell table:number-columns-repeated="1023"/>
        </table:table-row>
        <table:table-row table:style-name="ro14">
          <table:table-cell table:style-name="ce62" office:value-type="string">
            <text:p>Was</text:p>
          </table:table-cell>
          <table:table-cell table:style-name="ce62" office:value-type="string">
            <text:p>Bemerkung</text:p>
          </table:table-cell>
          <table:table-cell table:style-name="ce62" office:value-type="string">
            <text:p>Wann und Wer</text:p>
          </table:table-cell>
          <table:table-cell table:style-name="ce62" office:value-type="string">
            <text:p>Test erfolgreich</text:p>
          </table:table-cell>
          <table:table-cell table:number-columns-repeated="1020"/>
        </table:table-row>
        <table:table-row table:style-name="ro15">
          <table:table-cell table:style-name="ce63" office:value-type="string">
            <text:p>Beim Eintragen eines Teilnehmers in eine Lerngruppe via Gruppenmanagement erhält der Teilnehmer automatisch eine Bestätigungsemail.</text:p>
          </table:table-cell>
          <table:table-cell table:style-name="ce63" table:number-columns-repeated="3"/>
          <table:table-cell table:number-columns-repeated="1020"/>
        </table:table-row>
        <table:table-row table:style-name="ro15">
          <table:table-cell table:style-name="ce63" office:value-type="string">
            <text:p>Beim Eintragen eines Betreuers in eine Lerngruppe via Gruppenmanagement erhält der Betreuer automatisch eine Bestätigungsemail.</text:p>
          </table:table-cell>
          <table:table-cell table:style-name="ce63" table:number-columns-repeated="3"/>
          <table:table-cell table:number-columns-repeated="1020"/>
        </table:table-row>
        <table:table-row table:style-name="ro15">
          <table:table-cell table:style-name="ce63" office:value-type="string">
            <text:p>Beim Austragen eines Teilnehmers aus einer Lerngruppe via Gruppenmanagement erhält der Teilnehmer automatisch eine Bestätigungsemail.</text:p>
          </table:table-cell>
          <table:table-cell table:style-name="ce63" table:number-columns-repeated="3"/>
          <table:table-cell table:number-columns-repeated="1020"/>
        </table:table-row>
        <table:table-row table:style-name="ro15">
          <table:table-cell table:style-name="ce63" office:value-type="string">
            <text:p>Beim Austragen eines Betreuers aus einer Lerngruppe via Gruppenmanagement erhält der Betreuer automatisch eine Bestätigungsemail.</text:p>
          </table:table-cell>
          <table:table-cell table:style-name="ce63" table:number-columns-repeated="3"/>
          <table:table-cell table:number-columns-repeated="1020"/>
        </table:table-row>
        <table:table-row table:style-name="ro15">
          <table:table-cell table:style-name="ce63" office:value-type="string">
            <text:p>Beim Eintragen eines Teilnehmers in eine Arbeitsgruppe, erhält der Teilnehmer automatisch eine Bestätigungsemail.</text:p>
          </table:table-cell>
          <table:table-cell table:style-name="ce63" table:number-columns-repeated="3"/>
          <table:table-cell table:number-columns-repeated="1020"/>
        </table:table-row>
        <table:table-row table:style-name="ro15">
          <table:table-cell table:style-name="ce63" office:value-type="string">
            <text:p>Beim Austragen eines Teilnehmers aus einer Arbeitsgruppe, erhält der Teilnehmer automatisch eine Bestätigungsemail.</text:p>
          </table:table-cell>
          <table:table-cell table:style-name="ce63" table:number-columns-repeated="3"/>
          <table:table-cell table:number-columns-repeated="1020"/>
        </table:table-row>
        <table:table-row table:style-name="ro15">
          <table:table-cell table:style-name="ce63" office:value-type="string">
            <text:p>Beim Eintragen eines Mitglieders in eine Rechtegruppe, erhält der Mitglieder automatisch eine Bestätigungsemail.</text:p>
          </table:table-cell>
          <table:table-cell table:style-name="ce63" table:number-columns-repeated="3"/>
          <table:table-cell table:number-columns-repeated="1020"/>
        </table:table-row>
        <table:table-row table:style-name="ro15">
          <table:table-cell table:style-name="ce63" office:value-type="string">
            <text:p>Beim Austragen eines Mitglieders aus einer Rechtegruppe, erhält der Mitglieder automatisch eine Bestätigungsemail.</text:p>
          </table:table-cell>
          <table:table-cell table:style-name="ce63" table:number-columns-repeated="3"/>
          <table:table-cell table:number-columns-repeated="1020"/>
        </table:table-row>
        <table:table-row table:style-name="ro15">
          <table:table-cell table:style-name="ce63" office:value-type="string">
            <text:p>Beim Eintragen eines Teilnehmers in eine Warteliste einer Lerngruppe, erhält der Teilnehmer automatisch eine Bestätigungsemail.</text:p>
          </table:table-cell>
          <table:table-cell table:style-name="ce63" table:number-columns-repeated="3"/>
          <table:table-cell table:number-columns-repeated="1020"/>
        </table:table-row>
        <table:table-row table:style-name="ro15">
          <table:table-cell table:style-name="ce63" office:value-type="string">
            <text:p>Beim Austragen eines Teilnehmers aus einer Warteliste einer Lerngruppe, erhält der Teilnehmer automatisch eine Bestätigungsemail.</text:p>
          </table:table-cell>
          <table:table-cell table:style-name="ce63" table:number-columns-repeated="3"/>
          <table:table-cell table:number-columns-repeated="1020"/>
        </table:table-row>
        <table:table-row table:style-name="ro16">
          <table:table-cell table:style-name="ce63" office:value-type="string">
            <text:p>Beim Löschen einer Arbeitsgruppe werden Besitzer (Dozent)/Mitbesitzer (Betreuer) nicht per Email benachrichtigt.</text:p>
          </table:table-cell>
          <table:table-cell table:style-name="ce63" office:value-type="string">
            <text:p>Auf NG ist es auch so.</text:p>
          </table:table-cell>
          <table:table-cell table:style-name="ce63" office:value-type="string">
            <text:p>18.09.12, AMA</text:p>
          </table:table-cell>
          <table:table-cell table:style-name="ce63" office:value-type="string">
            <text:p>OK, auf 1011</text:p>
          </table:table-cell>
          <table:table-cell table:number-columns-repeated="1020"/>
        </table:table-row>
        <table:table-row table:style-name="ro16">
          <table:table-cell table:style-name="ce63" office:value-type="string">
            <text:p>Beim Löschen eines Themas in der Themenvergabe erhalten Themenverantwortliche und Besitzer kein Email.</text:p>
          </table:table-cell>
          <table:table-cell table:style-name="ce63"/>
          <table:table-cell table:style-name="ce63" office:value-type="string">
            <text:p>18.09.12, AMA</text:p>
          </table:table-cell>
          <table:table-cell table:style-name="ce63" office:value-type="string">
            <text:p>OK, auf 1011</text:p>
          </table:table-cell>
          <table:table-cell table:number-columns-repeated="1020"/>
        </table:table-row>
        <table:table-row table:style-name="ro16">
          <table:table-cell table:style-name="ce63" office:value-type="string">
            <text:p>Beim Löschen eines Themas in der Themenvergabe erhalten eingeschriebene Benutzer ein Mail.</text:p>
          </table:table-cell>
          <table:table-cell table:style-name="ce63" office:value-type="string">
            <text:p>Student erhält kein Email.</text:p>
          </table:table-cell>
          <table:table-cell table:style-name="ce63" office:value-type="string">
            <text:p>18.09.12, AMA</text:p>
          </table:table-cell>
          <table:table-cell table:style-name="ce63" office:value-type="string">
            <text:p>NOK, auf 1011</text:p>
          </table:table-cell>
          <table:table-cell table:number-columns-repeated="1020"/>
        </table:table-row>
        <table:table-row table:style-name="ro15">
          <table:table-cell table:style-name="ce63" office:value-type="string">
            <text:p>Beim Ändern eines Themas in der Themenvergabe erhalten Themenverantwortliche und Besitzer kein Mail.</text:p>
          </table:table-cell>
          <table:table-cell table:style-name="ce63" table:number-columns-repeated="3"/>
          <table:table-cell table:number-columns-repeated="1020"/>
        </table:table-row>
        <table:table-row table:style-name="ro15">
          <table:table-cell table:style-name="ce63" office:value-type="string">
            <text:p>Beim Ändern eines Themas in der Themenvergabe erhalten eingeschriebene Benutzer ein Mail.</text:p>
          </table:table-cell>
          <table:table-cell table:style-name="ce63" table:number-columns-repeated="3"/>
          <table:table-cell table:number-columns-repeated="1020"/>
        </table:table-row>
        <table:table-row table:style-name="ro17">
          <table:table-cell table:style-name="ce63" office:value-type="string">
            <text:p>Bei der Wahl eines Themas in der Themenvergabe durch den Student erhält der Student keine Bestätigungsemail.</text:p>
          </table:table-cell>
          <table:table-cell table:style-name="ce63" office:value-type="string">
            <text:p>Sowohl bei Wahl wie auch bei Abwahl erhält Student kein Email.</text:p>
          </table:table-cell>
          <table:table-cell table:style-name="ce63" office:value-type="string">
            <text:p>18.09.12, AMA</text:p>
          </table:table-cell>
          <table:table-cell table:style-name="ce63" office:value-type="string">
            <text:p>OK, auf 1011</text:p>
          </table:table-cell>
          <table:table-cell table:number-columns-repeated="1020"/>
        </table:table-row>
        <table:table-row table:style-name="ro18">
          <table:table-cell table:style-name="ce63" office:value-type="string">
            <text:p>Bei der Erstellung eines Kurses über den Kurswizard erhält der Kursersteller keine Email-Bestätigung.</text:p>
          </table:table-cell>
          <table:table-cell table:style-name="ce63" office:value-type="string">
            <text:p>Pop-up Fenster mit Bestätigung wie bisher.</text:p>
          </table:table-cell>
          <table:table-cell table:style-name="ce63" office:value-type="string">
            <text:p>18.09.12, AMA</text:p>
          </table:table-cell>
          <table:table-cell table:style-name="ce63" office:value-type="string">
            <text:p>OK, auf 1011</text:p>
          </table:table-cell>
          <table:table-cell table:number-columns-repeated="1020"/>
        </table:table-row>
        <table:table-row table:style-name="ro19">
          <table:table-cell table:style-name="ce63" office:value-type="string">
            <text:p>Im Kursrun GUI Mitteilungsübersicht überprüfen (z.B. Rahmen, Button, Buttonreihenfolge etc. gemäss Spezifikation).</text:p>
          </table:table-cell>
          <table:table-cell table:style-name="ce63" office:value-type="string">
            <text:p>Darstellung von Buttons noch nicht korrekt. Siehe Testresultate Taskboard</text:p>
          </table:table-cell>
          <table:table-cell table:style-name="ce63" table:number-columns-repeated="2"/>
          <table:table-cell table:number-columns-repeated="1020"/>
        </table:table-row>
        <table:table-row table:style-name="ro16">
          <table:table-cell table:style-name="ce63" office:value-type="string">
            <text:p>Themenvergabe: Die E-Mal-Bestätigung beim Hochladen einer Datei geht nur an den entsprechenden Themenverantwortliche und den Besitzer, wenn im Kurseditor, Tab Abgabe, die Option Email an Autor und Betreuer senden, eingeschaltet ist.</text:p>
          </table:table-cell>
          <table:table-cell table:style-name="ce63"/>
          <table:table-cell table:style-name="ce63" office:value-type="string">
            <text:p>18.09.12, AMA</text:p>
          </table:table-cell>
          <table:table-cell table:style-name="ce63" office:value-type="string">
            <text:p>OK, auf 1011</text:p>
          </table:table-cell>
          <table:table-cell table:number-columns-repeated="1020"/>
        </table:table-row>
        <table:table-row table:style-name="ro16">
          <table:table-cell table:style-name="ce63" office:value-type="string">
            <text:p>Kurs beenden: Keine Benachrichtigung an Besitzer und Betreuer werden verschickt. Workflow Schritt 3 entfernt. Text im Assistent "Beenden" angepasst.</text:p>
          </table:table-cell>
          <table:table-cell table:style-name="ce63"/>
          <table:table-cell table:style-name="ce63" office:value-type="string">
            <text:p>18.09.12, AMA</text:p>
          </table:table-cell>
          <table:table-cell table:style-name="ce63" office:value-type="string">
            <text:p>OK, auf 1011</text:p>
          </table:table-cell>
          <table:table-cell table:number-columns-repeated="1020"/>
        </table:table-row>
        <table:table-row table:style-name="ro16" table:number-rows-repeated="1048553">
          <table:table-cell table:number-columns-repeated="1024"/>
        </table:table-row>
        <table:table-row table:style-name="ro16">
          <table:table-cell table:number-columns-repeated="1024"/>
        </table:table-row>
      </table:table>
      <table:table table:name="Tabelle2" table:style-name="ta1" table:print="false">
        <office:forms form:automatic-focus="false" form:apply-design-mode="false"/>
        <table:table-column table:style-name="co13" table:default-cell-style-name="ce31"/>
        <table:table-column table:style-name="co6" table:default-cell-style-name="ce31"/>
        <table:table-column table:style-name="co16" table:default-cell-style-name="ce31"/>
        <table:table-column table:style-name="co17" table:default-cell-style-name="ce31"/>
        <table:table-column table:style-name="co6" table:number-columns-repeated="1020" table:default-cell-style-name="ce31"/>
        <table:table-row table:style-name="ro20">
          <table:table-cell table:style-name="ce64" office:value-type="string">
            <text:p>Was</text:p>
          </table:table-cell>
          <table:table-cell table:style-name="ce64" office:value-type="string">
            <text:p>Bemerkung</text:p>
          </table:table-cell>
          <table:table-cell table:style-name="ce64" office:value-type="string">
            <text:p>Wann und Wer</text:p>
          </table:table-cell>
          <table:table-cell table:style-name="ce64" office:value-type="string">
            <text:p>Test erfolgreich</text:p>
          </table:table-cell>
          <table:table-cell table:number-columns-repeated="1020"/>
        </table:table-row>
        <table:table-row table:style-name="ro6">
          <table:table-cell table:style-name="ce65" office:value-type="string">
            <text:p>Beim Eintragen eines Teilnehmers in eine Lerngruppe via Gruppenmanagement erhält der Teilnehmer automatisch eine Bestätigungsemail.</text:p>
          </table:table-cell>
          <table:table-cell table:style-name="ce65" table:number-columns-repeated="3"/>
          <table:table-cell table:number-columns-repeated="1020"/>
        </table:table-row>
        <table:table-row table:style-name="ro4">
          <table:table-cell table:style-name="ce65" office:value-type="string">
            <text:p>Beim Eintragen eines Betreuers in eine Lerngruppe via Gruppenmanagement erhält der Betreuer automatisch eine Bestätigungsemail.</text:p>
          </table:table-cell>
          <table:table-cell table:style-name="ce65" table:number-columns-repeated="3"/>
          <table:table-cell table:number-columns-repeated="1020"/>
        </table:table-row>
        <table:table-row table:style-name="ro5">
          <table:table-cell table:style-name="ce65" office:value-type="string">
            <text:p>Beim Austragen eines Teilnehmers aus einer Lerngruppe via Gruppenmanagement erhält der Teilnehmer automatisch eine Bestätigungsemail.</text:p>
          </table:table-cell>
          <table:table-cell table:style-name="ce65" table:number-columns-repeated="3"/>
          <table:table-cell table:number-columns-repeated="1020"/>
        </table:table-row>
        <table:table-row table:style-name="ro4">
          <table:table-cell table:style-name="ce65" office:value-type="string">
            <text:p>Beim Austragen eines Betreuers aus einer Lerngruppe via Gruppenmanagement erhält der Betreuer automatisch eine Bestätigungsemail.</text:p>
          </table:table-cell>
          <table:table-cell table:style-name="ce65" table:number-columns-repeated="3"/>
          <table:table-cell table:number-columns-repeated="1020"/>
        </table:table-row>
        <table:table-row table:style-name="ro4">
          <table:table-cell table:style-name="ce65" office:value-type="string">
            <text:p>Beim Eintragen eines Teilnehmers in eine Arbeitsgruppe, erhält der Teilnehmer automatisch eine Bestätigungsemail.</text:p>
          </table:table-cell>
          <table:table-cell table:style-name="ce65" table:number-columns-repeated="3"/>
          <table:table-cell table:number-columns-repeated="1020"/>
        </table:table-row>
        <table:table-row table:style-name="ro6">
          <table:table-cell table:style-name="ce65" office:value-type="string">
            <text:p>Beim Austragen eines Teilnehmers aus einer Arbeitsgruppe, erhält der Teilnehmer automatisch eine Bestätigungsemail.</text:p>
          </table:table-cell>
          <table:table-cell table:style-name="ce65" table:number-columns-repeated="3"/>
          <table:table-cell table:number-columns-repeated="1020"/>
        </table:table-row>
        <table:table-row table:style-name="ro7">
          <table:table-cell table:style-name="ce65" office:value-type="string">
            <text:p>Beim Eintragen eines Mitglieders in eine Rechtegruppe, erhält der Mitglieder automatisch eine Bestätigungsemail.</text:p>
          </table:table-cell>
          <table:table-cell table:style-name="ce65" table:number-columns-repeated="3"/>
          <table:table-cell table:number-columns-repeated="1020"/>
        </table:table-row>
        <table:table-row table:style-name="ro4">
          <table:table-cell table:style-name="ce65" office:value-type="string">
            <text:p>Beim Austragen eines Mitglieders aus einer Rechtegruppe, erhält der Mitglieder automatisch eine Bestätigungsemail.</text:p>
          </table:table-cell>
          <table:table-cell table:style-name="ce65" table:number-columns-repeated="3"/>
          <table:table-cell table:number-columns-repeated="1020"/>
        </table:table-row>
        <table:table-row table:style-name="ro6">
          <table:table-cell table:style-name="ce65" office:value-type="string">
            <text:p>Beim Eintragen eines Teilnehmers in eine Warteliste einer Lerngruppe, erhält der Teilnehmer automatisch eine Bestätigungsemail.</text:p>
          </table:table-cell>
          <table:table-cell table:style-name="ce65" table:number-columns-repeated="3"/>
          <table:table-cell table:number-columns-repeated="1020"/>
        </table:table-row>
        <table:table-row table:style-name="ro6">
          <table:table-cell table:style-name="ce65" office:value-type="string">
            <text:p>Beim Austragen eines Teilnehmers aus einer Warteliste einer Lerngruppe, erhält der Teilnehmer automatisch eine Bestätigungsemail.</text:p>
          </table:table-cell>
          <table:table-cell table:style-name="ce65" table:number-columns-repeated="3"/>
          <table:table-cell table:number-columns-repeated="1020"/>
        </table:table-row>
        <table:table-row table:style-name="ro4">
          <table:table-cell table:style-name="ce65" office:value-type="string">
            <text:p>Beim Löschen einer Arbeitsgruppe werden Besitzer (Dozent)/Mitbesitzer (Betreuer) nicht per Email benachrichtigt.</text:p>
          </table:table-cell>
          <table:table-cell table:style-name="ce65" office:value-type="string">
            <text:p>Auf NG ist es auch so.</text:p>
          </table:table-cell>
          <table:table-cell table:style-name="ce65" office:value-type="string">
            <text:p>18.09.12, AMA</text:p>
          </table:table-cell>
          <table:table-cell table:style-name="ce65" office:value-type="string">
            <text:p>OK, auf 1011</text:p>
          </table:table-cell>
          <table:table-cell table:number-columns-repeated="1020"/>
        </table:table-row>
        <table:table-row table:style-name="ro4">
          <table:table-cell table:style-name="ce65" office:value-type="string">
            <text:p>Beim Löschen eines Themas in der Themenvergabe erhalten Themenverantwortliche und Besitzer kein Email.</text:p>
          </table:table-cell>
          <table:table-cell table:style-name="ce65"/>
          <table:table-cell table:style-name="ce65" office:value-type="string">
            <text:p>18.09.12, AMA</text:p>
          </table:table-cell>
          <table:table-cell table:style-name="ce65" office:value-type="string">
            <text:p>OK, auf 1011</text:p>
          </table:table-cell>
          <table:table-cell table:number-columns-repeated="1020"/>
        </table:table-row>
        <table:table-row table:style-name="ro7">
          <table:table-cell table:style-name="ce65" office:value-type="string">
            <text:p>Beim Löschen eines Themas in der Themenvergabe erhalten eingeschriebene Benutzer ein Mail.</text:p>
          </table:table-cell>
          <table:table-cell table:style-name="ce65" office:value-type="string">
            <text:p>Student erhält kein Email.</text:p>
          </table:table-cell>
          <table:table-cell table:style-name="ce65" office:value-type="string">
            <text:p>18.09.12, AMA</text:p>
          </table:table-cell>
          <table:table-cell table:style-name="ce65" office:value-type="string">
            <text:p>NOK, auf 1011</text:p>
          </table:table-cell>
          <table:table-cell table:number-columns-repeated="1020"/>
        </table:table-row>
        <table:table-row table:style-name="ro4">
          <table:table-cell table:style-name="ce65" office:value-type="string">
            <text:p>Beim Ändern eines Themas in der Themenvergabe erhalten Themenverantwortliche und Besitzer kein Mail.</text:p>
          </table:table-cell>
          <table:table-cell table:style-name="ce65" table:number-columns-repeated="3"/>
          <table:table-cell table:number-columns-repeated="1020"/>
        </table:table-row>
        <table:table-row table:style-name="ro7">
          <table:table-cell table:style-name="ce65" office:value-type="string">
            <text:p>Beim Ändern eines Themas in der Themenvergabe erhalten eingeschriebene Benutzer ein Mail.</text:p>
          </table:table-cell>
          <table:table-cell table:style-name="ce65" table:number-columns-repeated="3"/>
          <table:table-cell table:number-columns-repeated="1020"/>
        </table:table-row>
        <table:table-row table:style-name="ro4">
          <table:table-cell table:style-name="ce65" office:value-type="string">
            <text:p>Bei der Wahl eines Themas in der Themenvergabe durch den Student erhält der Student keine Bestätigungsemail.</text:p>
          </table:table-cell>
          <table:table-cell table:style-name="ce65" office:value-type="string">
            <text:p>Sowohl bei Wahl wie auch bei Abwahl erhält Student kein Email.</text:p>
          </table:table-cell>
          <table:table-cell table:style-name="ce65" office:value-type="string">
            <text:p>18.09.12, AMA</text:p>
          </table:table-cell>
          <table:table-cell table:style-name="ce65" office:value-type="string">
            <text:p>OK, auf 1011</text:p>
          </table:table-cell>
          <table:table-cell table:number-columns-repeated="1020"/>
        </table:table-row>
        <table:table-row table:style-name="ro7">
          <table:table-cell table:style-name="ce65" office:value-type="string">
            <text:p>Bei der Erstellung eines Kurses über den Kurswizard erhält der Kursersteller keine Email-Bestätigung.</text:p>
          </table:table-cell>
          <table:table-cell table:style-name="ce65" office:value-type="string">
            <text:p>Pop-up Fenster mit Bestätigung wie bisher.</text:p>
          </table:table-cell>
          <table:table-cell table:style-name="ce65" office:value-type="string">
            <text:p>18.09.12, AMA</text:p>
          </table:table-cell>
          <table:table-cell table:style-name="ce65" office:value-type="string">
            <text:p>OK, auf 1011</text:p>
          </table:table-cell>
          <table:table-cell table:number-columns-repeated="1020"/>
        </table:table-row>
        <table:table-row table:style-name="ro4">
          <table:table-cell table:style-name="ce65" office:value-type="string">
            <text:p>Im Kursrun GUI Mitteilungsübersicht überprüfen (z.B. Rahmen, Button, Buttonreihenfolge etc. gemäss Spezifikation).</text:p>
          </table:table-cell>
          <table:table-cell table:style-name="ce65" office:value-type="string">
            <text:p>Darstellung von Buttons noch nicht korrekt. Siehe Testresultate Taskboard</text:p>
          </table:table-cell>
          <table:table-cell table:style-name="ce65" table:number-columns-repeated="2"/>
          <table:table-cell table:number-columns-repeated="1020"/>
        </table:table-row>
        <table:table-row table:style-name="ro21">
          <table:table-cell table:style-name="ce65" office:value-type="string">
            <text:p>Themenvergabe: Die E-Mal-Bestätigung beim Hochladen einer Datei geht nur an den entsprechenden Themenverantwortliche und den Besitzer, wenn im Kurseditor, Tab Abgabe, die Option Email an Autor und Betreuer senden, eingeschaltet ist.</text:p>
          </table:table-cell>
          <table:table-cell table:style-name="ce65"/>
          <table:table-cell table:style-name="ce65" office:value-type="string">
            <text:p>18.09.12, AMA</text:p>
          </table:table-cell>
          <table:table-cell table:style-name="ce65" office:value-type="string">
            <text:p>OK, auf 1011</text:p>
          </table:table-cell>
          <table:table-cell table:number-columns-repeated="1020"/>
        </table:table-row>
        <table:table-row table:style-name="ro12">
          <table:table-cell table:style-name="ce65" office:value-type="string">
            <text:p>Kurs beenden: Keine Benachrichtigung an Besitzer und Betreuer werden verschickt. Workflow Schritt 3 entfernt. Text im Assistent "Beenden" angepasst.</text:p>
          </table:table-cell>
          <table:table-cell table:style-name="ce65"/>
          <table:table-cell table:style-name="ce65" office:value-type="string">
            <text:p>18.09.12, AMA</text:p>
          </table:table-cell>
          <table:table-cell table:style-name="ce65" office:value-type="string">
            <text:p>OK, auf 1011</text:p>
          </table:table-cell>
          <table:table-cell table:number-columns-repeated="1020"/>
        </table:table-row>
        <table:table-row table:style-name="ro12" table:number-rows-repeated="1048554">
          <table:table-cell table:number-columns-repeated="1024"/>
        </table:table-row>
        <table:table-row table:style-name="ro12">
          <table:table-cell table:number-columns-repeated="1024"/>
        </table:table-row>
      </table:table>
      <table:database-ranges>
        <table:database-range table:target-range-address="Tabelle3.A3:Tabelle3.N7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CH"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reen" style:family="table-cell" style:parent-style-name="Default">
      <style:table-cell-properties fo:background-color="#7da647"/>
    </style:style>
    <style:style style:name="Red" style:family="table-cell" style:parent-style-name="Default">
      <style:table-cell-properties fo:background-color="#ff0000"/>
    </style:style>
    <style:style style:name="Ambar" style:family="table-cell" style:parent-style-name="Default">
      <style:table-cell-properties fo:background-color="#ffff99"/>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2">22.10.2012</text:date>, <text:time>12:21:1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6T09:02:03.52</meta:creation-date>
    <dc:title>Benachrichtungen manuelle Tests</dc:title>
    <dc:date>2012-10-22T12:21:16.36</dc:date>
    <meta:editing-duration>P1DT5H45M12S</meta:editing-duration>
    <meta:editing-cycles>221</meta:editing-cycles>
    <meta:generator>OpenOffice.org/3.4$Win32 OpenOffice.org_project/340m1$Build-9590</meta:generator>
    <meta:document-statistic meta:table-count="3" meta:cell-count="528" meta:object-count="0"/>
  </office:meta>
</office:document-meta>
</file>